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indow siz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3" table:default-cell-style-name="Default"/>
        <table:table-row table:style-name="ro1" table:number-rows-repeated="4">
          <table:table-cell table:number-columns-repeated="28"/>
        </table:table-row>
        <table:table-row table:style-name="ro2">
          <table:table-cell office:value-type="string">
            <text:p>Test : window=1024 k =32</text:p>
          </table:table-cell>
          <table:table-cell table:number-columns-repeated="27"/>
        </table:table-row>
        <table:table-row table:style-name="ro2">
          <table:table-cell office:value-type="string">
            <text:p><text:tab/> : test_size=1000 train_size =1000000</text:p>
          </table:table-cell>
          <table:table-cell table:number-columns-repeated="14"/>
          <table:table-cell office:value-type="string">
            <text:p>Test : window=2048 k =32</text:p>
          </table:table-cell>
          <table:table-cell table:number-columns-repeated="12"/>
        </table:table-row>
        <table:table-row table:style-name="ro2">
          <table:table-cell office:value-type="string">
            <text:p>------Classifier:org.stream_gpu.knn.KnnGpuClassifier</text:p>
          </table:table-cell>
          <table:table-cell table:number-columns-repeated="14"/>
          <table:table-cell office:value-type="string">
            <text:p><text:tab/> : test_size=1000 train_size =1000000</text:p>
          </table:table-cell>
          <table:table-cell table:number-columns-repeated="12"/>
        </table:table-row>
        <table:table-row table:style-name="ro2">
          <table:table-cell office:value-type="string">
            <text:p>Can not access instrumentation environment.</text:p>
          </table:table-cell>
          <table:table-cell table:number-columns-repeated="14"/>
          <table:table-cell office:value-type="string">
            <text:p>Stream: class moa.streams.generators.RandomTreeGenerator </text:p>
          </table:table-cell>
          <table:table-cell table:number-columns-repeated="12"/>
        </table:table-row>
        <table:table-row table:style-name="ro2">
          <table:table-cell office:value-type="string">
            <text:p>Please check if jar file containing SizeOfAgent class is </text:p>
          </table:table-cell>
          <table:table-cell table:number-columns-repeated="14"/>
          <table:table-cell office:value-type="string">
            <text:p>------Classifier:org.stream_gpu.knn.KnnGpuClassifier</text:p>
          </table:table-cell>
          <table:table-cell table:number-columns-repeated="12"/>
        </table:table-row>
        <table:table-row table:style-name="ro2">
          <table:table-cell office:value-type="string">
            <text:p>specified in the java's "-javaagent" command line argument.</text:p>
          </table:table-cell>
          <table:table-cell table:number-columns-repeated="14"/>
          <table:table-cell office:value-type="string">
            <text:p>Can not access instrumentation environment.</text:p>
          </table:table-cell>
          <table:table-cell table:number-columns-repeated="12"/>
        </table:table-row>
        <table:table-row table:style-name="ro2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2"/>
          <table:table-cell office:value-type="string">
            <text:p>Please check if jar file containing SizeOfAgent class is </text:p>
          </table:table-cell>
          <table:table-cell table:number-columns-repeated="12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2.9328188</text:p>
          </table:table-cell>
          <table:table-cell office:value-type="string">
            <text:p>34096.88999538601</text:p>
          </table:table-cell>
          <table:table-cell office:value-type="string">
            <text:p>2.9328188</text:p>
          </table:table-cell>
          <table:table-cell office:value-type="string">
            <text:p>34096.88999538601</text:p>
          </table:table-cell>
          <table:table-cell office:value-type="string">
            <text:p>0.6708043</text:p>
          </table:table-cell>
          <table:table-cell office:value-type="string">
            <text:p>1490.7477486354812</text:p>
          </table:table-cell>
          <table:table-cell office:value-type="string">
            <text:p>1000.0</text:p>
          </table:table-cell>
          <table:table-cell office:value-type="string">
            <text:p>78.0</text:p>
          </table:table-cell>
          <table:table-cell office:value-type="string">
            <text:p>54.81711199194924</text:p>
          </table:table-cell>
          <table:table-cell office:value-type="string">
            <text:p>54.91803278688525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specified in the java's "-javaagent" command line argument.</text:p>
          </table:table-cell>
          <table:table-cell table:number-columns-repeated="12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6.006038500000001</text:p>
          </table:table-cell>
          <table:table-cell office:value-type="string">
            <text:p>33299.81983964971</text:p>
          </table:table-cell>
          <table:table-cell office:value-type="string">
            <text:p>3.0732197</text:p>
          </table:table-cell>
          <table:table-cell office:value-type="string">
            <text:p>32539.164056510504</text:p>
          </table:table-cell>
          <table:table-cell office:value-type="string">
            <text:p>0.5928038</text:p>
          </table:table-cell>
          <table:table-cell office:value-type="string">
            <text:p>1686.8987681927815</text:p>
          </table:table-cell>
          <table:table-cell office:value-type="string">
            <text:p>1000.0</text:p>
          </table:table-cell>
          <table:table-cell office:value-type="string">
            <text:p>75.5</text:p>
          </table:table-cell>
          <table:table-cell office:value-type="string">
            <text:p>49.164218249423165</text:p>
          </table:table-cell>
          <table:table-cell office:value-type="string">
            <text:p>47.19827586206896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8.424054000000002</text:p>
          </table:table-cell>
          <table:table-cell office:value-type="string">
            <text:p>35612.30732851427</text:p>
          </table:table-cell>
          <table:table-cell office:value-type="string">
            <text:p>2.4180155</text:p>
          </table:table-cell>
          <table:table-cell office:value-type="string">
            <text:p>41356.22786537142</text:p>
          </table:table-cell>
          <table:table-cell office:value-type="string">
            <text:p>0.6708043</text:p>
          </table:table-cell>
          <table:table-cell office:value-type="string">
            <text:p>1490.7477486354812</text:p>
          </table:table-cell>
          <table:table-cell office:value-type="string">
            <text:p>1000.0</text:p>
          </table:table-cell>
          <table:table-cell office:value-type="string">
            <text:p>76.0</text:p>
          </table:table-cell>
          <table:table-cell office:value-type="string">
            <text:p>50.003333111125926</text:p>
          </table:table-cell>
          <table:table-cell office:value-type="string">
            <text:p>52.0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100000.0</text:p>
          </table:table-cell>
          <table:table-cell office:value-type="string">
            <text:p>4.1808268</text:p>
          </table:table-cell>
          <table:table-cell office:value-type="string">
            <text:p>23918.713877360333</text:p>
          </table:table-cell>
          <table:table-cell office:value-type="string">
            <text:p>4.1808268</text:p>
          </table:table-cell>
          <table:table-cell office:value-type="string">
            <text:p>23918.713877360333</text:p>
          </table:table-cell>
          <table:table-cell office:value-type="string">
            <text:p>0.6084039</text:p>
          </table:table-cell>
          <table:table-cell office:value-type="string">
            <text:p>1643.6449536237358</text:p>
          </table:table-cell>
          <table:table-cell office:value-type="string">
            <text:p>1000.0</text:p>
          </table:table-cell>
          <table:table-cell office:value-type="string">
            <text:p>78.60000000000001</text:p>
          </table:table-cell>
          <table:table-cell office:value-type="string">
            <text:p>55.74141404113981</text:p>
          </table:table-cell>
          <table:table-cell office:value-type="string">
            <text:p>56.14754098360656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11.949676600000002</text:p>
          </table:table-cell>
          <table:table-cell office:value-type="string">
            <text:p>33473.709238290176</text:p>
          </table:table-cell>
          <table:table-cell office:value-type="string">
            <text:p>3.5256226</text:p>
          </table:table-cell>
          <table:table-cell office:value-type="string">
            <text:p>28363.784597931724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76.1</text:p>
          </table:table-cell>
          <table:table-cell office:value-type="string">
            <text:p>48.73312912387278</text:p>
          </table:table-cell>
          <table:table-cell office:value-type="string">
            <text:p>49.471458773784356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200000.0</text:p>
          </table:table-cell>
          <table:table-cell office:value-type="string">
            <text:p>10.374066500000001</text:p>
          </table:table-cell>
          <table:table-cell office:value-type="string">
            <text:p>19278.84306506036</text:p>
          </table:table-cell>
          <table:table-cell office:value-type="string">
            <text:p>6.1932397</text:p>
          </table:table-cell>
          <table:table-cell office:value-type="string">
            <text:p>16146.638083457354</text:p>
          </table:table-cell>
          <table:table-cell office:value-type="string">
            <text:p>0.6396041</text:p>
          </table:table-cell>
          <table:table-cell office:value-type="string">
            <text:p>1563.4671510079438</text:p>
          </table:table-cell>
          <table:table-cell office:value-type="string">
            <text:p>1000.0</text:p>
          </table:table-cell>
          <table:table-cell office:value-type="string">
            <text:p>79.10000000000001</text:p>
          </table:table-cell>
          <table:table-cell office:value-type="string">
            <text:p>56.83066881480564</text:p>
          </table:table-cell>
          <table:table-cell office:value-type="string">
            <text:p>54.95689655172414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16.2397041</text:p>
          </table:table-cell>
          <table:table-cell office:value-type="string">
            <text:p>30788.738324363927</text:p>
          </table:table-cell>
          <table:table-cell office:value-type="string">
            <text:p>4.2900275</text:p>
          </table:table-cell>
          <table:table-cell office:value-type="string">
            <text:p>23309.8738877548</text:p>
          </table:table-cell>
          <table:table-cell office:value-type="string">
            <text:p>0.8580055</text:p>
          </table:table-cell>
          <table:table-cell office:value-type="string">
            <text:p>1165.4936943877399</text:p>
          </table:table-cell>
          <table:table-cell office:value-type="string">
            <text:p>1000.0</text:p>
          </table:table-cell>
          <table:table-cell office:value-type="string">
            <text:p>77.10000000000001</text:p>
          </table:table-cell>
          <table:table-cell office:value-type="string">
            <text:p>51.37591302870733</text:p>
          </table:table-cell>
          <table:table-cell office:value-type="string">
            <text:p>50.53995680345572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300000.0</text:p>
          </table:table-cell>
          <table:table-cell office:value-type="string">
            <text:p>15.3972987</text:p>
          </table:table-cell>
          <table:table-cell office:value-type="string">
            <text:p>19483.937140220576</text:p>
          </table:table-cell>
          <table:table-cell office:value-type="string">
            <text:p>5.0232322</text:p>
          </table:table-cell>
          <table:table-cell office:value-type="string">
            <text:p>19907.500991094937</text:p>
          </table:table-cell>
          <table:table-cell office:value-type="string">
            <text:p>0.780005</text:p>
          </table:table-cell>
          <table:table-cell office:value-type="string">
            <text:p>1282.043063826514</text:p>
          </table:table-cell>
          <table:table-cell office:value-type="string">
            <text:p>1000.0</text:p>
          </table:table-cell>
          <table:table-cell office:value-type="string">
            <text:p>79.5</text:p>
          </table:table-cell>
          <table:table-cell office:value-type="string">
            <text:p>57.336108220603556</text:p>
          </table:table-cell>
          <table:table-cell office:value-type="string">
            <text:p>59.0000000000000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20.4829313</text:p>
          </table:table-cell>
          <table:table-cell office:value-type="string">
            <text:p>29292.68234180915</text:p>
          </table:table-cell>
          <table:table-cell office:value-type="string">
            <text:p>4.2432272</text:p>
          </table:table-cell>
          <table:table-cell office:value-type="string">
            <text:p>23566.968085046214</text:p>
          </table:table-cell>
          <table:table-cell office:value-type="string">
            <text:p>0.6552042</text:p>
          </table:table-cell>
          <table:table-cell office:value-type="string">
            <text:p>1526.2417426506117</text:p>
          </table:table-cell>
          <table:table-cell office:value-type="string">
            <text:p>1000.0</text:p>
          </table:table-cell>
          <table:table-cell office:value-type="string">
            <text:p>75.9</text:p>
          </table:table-cell>
          <table:table-cell office:value-type="string">
            <text:p>48.58688602928628</text:p>
          </table:table-cell>
          <table:table-cell office:value-type="string">
            <text:p>48.394004282655246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400000.0</text:p>
          </table:table-cell>
          <table:table-cell office:value-type="string">
            <text:p>18.0337156</text:p>
          </table:table-cell>
          <table:table-cell office:value-type="string">
            <text:p>22180.675844749374</text:p>
          </table:table-cell>
          <table:table-cell office:value-type="string">
            <text:p>2.6364169</text:p>
          </table:table-cell>
          <table:table-cell office:value-type="string">
            <text:p>37930.26816054775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79.4</text:p>
          </table:table-cell>
          <table:table-cell office:value-type="string">
            <text:p>56.00565519539044</text:p>
          </table:table-cell>
          <table:table-cell office:value-type="string">
            <text:p>56.44820295983087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24.4453567</text:p>
          </table:table-cell>
          <table:table-cell office:value-type="string">
            <text:p>28635.294980171017</text:p>
          </table:table-cell>
          <table:table-cell office:value-type="string">
            <text:p>3.9624254</text:p>
          </table:table-cell>
          <table:table-cell office:value-type="string">
            <text:p>25237.0681855613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78.2</text:p>
          </table:table-cell>
          <table:table-cell office:value-type="string">
            <text:p>54.54716044852363</text:p>
          </table:table-cell>
          <table:table-cell office:value-type="string">
            <text:p>53.813559322033896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500000.0</text:p>
          </table:table-cell>
          <table:table-cell office:value-type="string">
            <text:p>23.5093507</text:p>
          </table:table-cell>
          <table:table-cell office:value-type="string">
            <text:p>21268.133109265327</text:p>
          </table:table-cell>
          <table:table-cell office:value-type="string">
            <text:p>5.4756351</text:p>
          </table:table-cell>
          <table:table-cell office:value-type="string">
            <text:p>18262.7217069304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79.60000000000001</text:p>
          </table:table-cell>
          <table:table-cell office:value-type="string">
            <text:p>56.98961003913104</text:p>
          </table:table-cell>
          <table:table-cell office:value-type="string">
            <text:p>55.939524838012964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27.4717761</text:p>
          </table:table-cell>
          <table:table-cell office:value-type="string">
            <text:p>29120.79645261815</text:p>
          </table:table-cell>
          <table:table-cell office:value-type="string">
            <text:p>3.0264194</text:p>
          </table:table-cell>
          <table:table-cell office:value-type="string">
            <text:p>33042.34700583799</text:p>
          </table:table-cell>
          <table:table-cell office:value-type="string">
            <text:p>0.5772037</text:p>
          </table:table-cell>
          <table:table-cell office:value-type="string">
            <text:p>1732.4906267925865</text:p>
          </table:table-cell>
          <table:table-cell office:value-type="string">
            <text:p>1000.0</text:p>
          </table:table-cell>
          <table:table-cell office:value-type="string">
            <text:p>78.10000000000001</text:p>
          </table:table-cell>
          <table:table-cell office:value-type="string">
            <text:p>53.00025753283545</text:p>
          </table:table-cell>
          <table:table-cell office:value-type="string">
            <text:p>52.183406113537124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600000.0</text:p>
          </table:table-cell>
          <table:table-cell office:value-type="string">
            <text:p>28.548182999999998</text:p>
          </table:table-cell>
          <table:table-cell office:value-type="string">
            <text:p>21017.099406992034</text:p>
          </table:table-cell>
          <table:table-cell office:value-type="string">
            <text:p>5.0388323</text:p>
          </table:table-cell>
          <table:table-cell office:value-type="string">
            <text:p>19845.867861091545</text:p>
          </table:table-cell>
          <table:table-cell office:value-type="string">
            <text:p>0.4368028</text:p>
          </table:table-cell>
          <table:table-cell office:value-type="string">
            <text:p>2289.3626139759176</text:p>
          </table:table-cell>
          <table:table-cell office:value-type="string">
            <text:p>1000.0</text:p>
          </table:table-cell>
          <table:table-cell office:value-type="string">
            <text:p>79.80000000000001</text:p>
          </table:table-cell>
          <table:table-cell office:value-type="string">
            <text:p>57.2629681503328</text:p>
          </table:table-cell>
          <table:table-cell office:value-type="string">
            <text:p>56.74518201284797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29.7649908</text:p>
          </table:table-cell>
          <table:table-cell office:value-type="string">
            <text:p>30236.86471288948</text:p>
          </table:table-cell>
          <table:table-cell office:value-type="string">
            <text:p>2.2932147</text:p>
          </table:table-cell>
          <table:table-cell office:value-type="string">
            <text:p>43606.90693287462</text:p>
          </table:table-cell>
          <table:table-cell office:value-type="string">
            <text:p>0.4212027</text:p>
          </table:table-cell>
          <table:table-cell office:value-type="string">
            <text:p>2374.1538219009517</text:p>
          </table:table-cell>
          <table:table-cell office:value-type="string">
            <text:p>1000.0</text:p>
          </table:table-cell>
          <table:table-cell office:value-type="string">
            <text:p>76.7</text:p>
          </table:table-cell>
          <table:table-cell office:value-type="string">
            <text:p>51.33626847342083</text:p>
          </table:table-cell>
          <table:table-cell office:value-type="string">
            <text:p>51.75983436853002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700000.0</text:p>
          </table:table-cell>
          <table:table-cell office:value-type="string">
            <text:p>30.2329938</text:p>
          </table:table-cell>
          <table:table-cell office:value-type="string">
            <text:p>23153.512504606806</text:p>
          </table:table-cell>
          <table:table-cell office:value-type="string">
            <text:p>1.6848108</text:p>
          </table:table-cell>
          <table:table-cell office:value-type="string">
            <text:p>59353.84554752379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82.0</text:p>
          </table:table-cell>
          <table:table-cell office:value-type="string">
            <text:p>62.32118261248173</text:p>
          </table:table-cell>
          <table:table-cell office:value-type="string">
            <text:p>61.86440677966101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1.7618036</text:p>
          </table:table-cell>
          <table:table-cell office:value-type="string">
            <text:p>31484.358148981188</text:p>
          </table:table-cell>
          <table:table-cell office:value-type="string">
            <text:p>1.9968128</text:p>
          </table:table-cell>
          <table:table-cell office:value-type="string">
            <text:p>50079.8071807232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76.4</text:p>
          </table:table-cell>
          <table:table-cell office:value-type="string">
            <text:p>51.18318715869601</text:p>
          </table:table-cell>
          <table:table-cell office:value-type="string">
            <text:p>55.38752362948961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800000.0</text:p>
          </table:table-cell>
          <table:table-cell office:value-type="string">
            <text:p>34.523021299999996</text:p>
          </table:table-cell>
          <table:table-cell office:value-type="string">
            <text:p>23172.94286175353</text:p>
          </table:table-cell>
          <table:table-cell office:value-type="string">
            <text:p>4.2900275</text:p>
          </table:table-cell>
          <table:table-cell office:value-type="string">
            <text:p>23309.8738877548</text:p>
          </table:table-cell>
          <table:table-cell office:value-type="string">
            <text:p>0.7332047</text:p>
          </table:table-cell>
          <table:table-cell office:value-type="string">
            <text:p>1363.8755998154402</text:p>
          </table:table-cell>
          <table:table-cell office:value-type="string">
            <text:p>1000.0</text:p>
          </table:table-cell>
          <table:table-cell office:value-type="string">
            <text:p>78.8</text:p>
          </table:table-cell>
          <table:table-cell office:value-type="string">
            <text:p>54.805921277031175</text:p>
          </table:table-cell>
          <table:table-cell office:value-type="string">
            <text:p>53.7117903930131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office:value-type="string">
            <text:p>20.9821345</text:p>
          </table:table-cell>
          <table:table-cell office:value-type="string">
            <text:p>38127.67476063982</text:p>
          </table:table-cell>
          <table:table-cell office:value-type="string">
            <text:p>2.8704184</text:p>
          </table:table-cell>
          <table:table-cell office:value-type="string">
            <text:p>34838.12673441614</text:p>
          </table:table-cell>
          <table:table-cell office:value-type="string">
            <text:p>0.5772037</text:p>
          </table:table-cell>
          <table:table-cell office:value-type="string">
            <text:p>1732.4906267925865</text:p>
          </table:table-cell>
          <table:table-cell office:value-type="string">
            <text:p>1000.0</text:p>
          </table:table-cell>
          <table:table-cell office:value-type="string">
            <text:p>74.2</text:p>
          </table:table-cell>
          <table:table-cell office:value-type="string">
            <text:p>42.613616142923235</text:p>
          </table:table-cell>
          <table:table-cell office:value-type="string">
            <text:p>43.66812227074235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900000.0</text:p>
          </table:table-cell>
          <table:table-cell office:value-type="string">
            <text:p>40.700660899999995</text:p>
          </table:table-cell>
          <table:table-cell office:value-type="string">
            <text:p>22112.66304031933</text:p>
          </table:table-cell>
          <table:table-cell office:value-type="string">
            <text:p>6.1776396</text:p>
          </table:table-cell>
          <table:table-cell office:value-type="string">
            <text:p>16187.412422051944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77.3</text:p>
          </table:table-cell>
          <table:table-cell office:value-type="string">
            <text:p>52.638475084082344</text:p>
          </table:table-cell>
          <table:table-cell office:value-type="string">
            <text:p>53.002070393374744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------Classifier:meta.WEKAClassifier -l (weka.classifiers.lazy.IBk -K 32 -W 1024 -A "org.stream_gpu.float_knn.float_search.LinearNNSearch_Float -A \"weka.core.EuclideanDistance -R first-last\"")</text:p>
          </table:table-cell>
          <table:table-cell office:value-type="string">
            <text:p>23.7277521</text:p>
          </table:table-cell>
          <table:table-cell office:value-type="string">
            <text:p>37930.26816054775</text:p>
          </table:table-cell>
          <table:table-cell office:value-type="string">
            <text:p>2.7456176</text:p>
          </table:table-cell>
          <table:table-cell office:value-type="string">
            <text:p>36421.677949616875</text:p>
          </table:table-cell>
          <table:table-cell office:value-type="string">
            <text:p>0.5304034</text:p>
          </table:table-cell>
          <table:table-cell office:value-type="string">
            <text:p>1885.357446803697</text:p>
          </table:table-cell>
          <table:table-cell office:value-type="string">
            <text:p>1000.0</text:p>
          </table:table-cell>
          <table:table-cell office:value-type="string">
            <text:p>74.7</text:p>
          </table:table-cell>
          <table:table-cell office:value-type="string">
            <text:p>47.700907068852885</text:p>
          </table:table-cell>
          <table:table-cell office:value-type="string">
            <text:p>47.61904761904761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1000000.0</text:p>
          </table:table-cell>
          <table:table-cell office:value-type="string">
            <text:p>45.973494699999996</text:p>
          </table:table-cell>
          <table:table-cell office:value-type="string">
            <text:p>21751.663790745064</text:p>
          </table:table-cell>
          <table:table-cell office:value-type="string">
            <text:p>5.2728338</text:p>
          </table:table-cell>
          <table:table-cell office:value-type="string">
            <text:p>18965.134080273874</text:p>
          </table:table-cell>
          <table:table-cell office:value-type="string">
            <text:p>0.6084039</text:p>
          </table:table-cell>
          <table:table-cell office:value-type="string">
            <text:p>1643.6449536237358</text:p>
          </table:table-cell>
          <table:table-cell office:value-type="string">
            <text:p>1000.0</text:p>
          </table:table-cell>
          <table:table-cell office:value-type="string">
            <text:p>77.8</text:p>
          </table:table-cell>
          <table:table-cell office:value-type="string">
            <text:p>54.147389292795765</text:p>
          </table:table-cell>
          <table:table-cell office:value-type="string">
            <text:p>58.03402646502837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2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2"/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8.1588523</text:p>
          </table:table-cell>
          <table:table-cell office:value-type="string">
            <text:p>12256.625849201855</text:p>
          </table:table-cell>
          <table:table-cell office:value-type="string">
            <text:p>8.1588523</text:p>
          </table:table-cell>
          <table:table-cell office:value-type="string">
            <text:p>12256.625849201855</text:p>
          </table:table-cell>
          <table:table-cell office:value-type="string">
            <text:p>0.2808018</text:p>
          </table:table-cell>
          <table:table-cell office:value-type="string">
            <text:p>3561.2307328514275</text:p>
          </table:table-cell>
          <table:table-cell office:value-type="string">
            <text:p>1000.0</text:p>
          </table:table-cell>
          <table:table-cell office:value-type="string">
            <text:p>78.10000000000001</text:p>
          </table:table-cell>
          <table:table-cell office:value-type="string">
            <text:p>55.03670975477556</text:p>
          </table:table-cell>
          <table:table-cell office:value-type="string">
            <text:p>55.122950819672134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------Classifier:meta.WEKAClassifier -l (weka.classifiers.lazy.IBk -K 32 -W 2048 -A "org.stream_gpu.float_knn.float_search.LinearNNSearch_Float -A \"weka.core.EuclideanDistance -R first-last\"")</text:p>
          </table:table-cell>
          <table:table-cell table:number-columns-repeated="12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16.4737056</text:p>
          </table:table-cell>
          <table:table-cell office:value-type="string">
            <text:p>12140.559316538958</text:p>
          </table:table-cell>
          <table:table-cell office:value-type="string">
            <text:p>8.3148533</text:p>
          </table:table-cell>
          <table:table-cell office:value-type="string">
            <text:p>12026.6703923688</text:p>
          </table:table-cell>
          <table:table-cell office:value-type="string">
            <text:p>0.1716011</text:p>
          </table:table-cell>
          <table:table-cell office:value-type="string">
            <text:p>5827.4684719387</text:p>
          </table:table-cell>
          <table:table-cell office:value-type="string">
            <text:p>1000.0</text:p>
          </table:table-cell>
          <table:table-cell office:value-type="string">
            <text:p>75.4</text:p>
          </table:table-cell>
          <table:table-cell office:value-type="string">
            <text:p>48.94380082271046</text:p>
          </table:table-cell>
          <table:table-cell office:value-type="string">
            <text:p>46.98275862068965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24.289355699999998</text:p>
          </table:table-cell>
          <table:table-cell office:value-type="string">
            <text:p>12351.089246883565</text:p>
          </table:table-cell>
          <table:table-cell office:value-type="string">
            <text:p>7.8156501</text:p>
          </table:table-cell>
          <table:table-cell office:value-type="string">
            <text:p>12794.840956352435</text:p>
          </table:table-cell>
          <table:table-cell office:value-type="string">
            <text:p>0.1872012</text:p>
          </table:table-cell>
          <table:table-cell office:value-type="string">
            <text:p>5341.846099277141</text:p>
          </table:table-cell>
          <table:table-cell office:value-type="string">
            <text:p>1000.0</text:p>
          </table:table-cell>
          <table:table-cell office:value-type="string">
            <text:p>76.0</text:p>
          </table:table-cell>
          <table:table-cell office:value-type="string">
            <text:p>50.003333111125926</text:p>
          </table:table-cell>
          <table:table-cell office:value-type="string">
            <text:p>52.0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100000.0</text:p>
          </table:table-cell>
          <table:table-cell office:value-type="string">
            <text:p>16.8949083</text:p>
          </table:table-cell>
          <table:table-cell office:value-type="string">
            <text:p>5918.943046290461</text:p>
          </table:table-cell>
          <table:table-cell office:value-type="string">
            <text:p>16.8949083</text:p>
          </table:table-cell>
          <table:table-cell office:value-type="string">
            <text:p>5918.943046290461</text:p>
          </table:table-cell>
          <table:table-cell office:value-type="string">
            <text:p>0.468003</text:p>
          </table:table-cell>
          <table:table-cell office:value-type="string">
            <text:p>2136.7384397108567</text:p>
          </table:table-cell>
          <table:table-cell office:value-type="string">
            <text:p>1000.0</text:p>
          </table:table-cell>
          <table:table-cell office:value-type="string">
            <text:p>78.60000000000001</text:p>
          </table:table-cell>
          <table:table-cell office:value-type="string">
            <text:p>55.74141404113981</text:p>
          </table:table-cell>
          <table:table-cell office:value-type="string">
            <text:p>56.14754098360656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32.1518061</text:p>
          </table:table-cell>
          <table:table-cell office:value-type="string">
            <text:p>12440.980726118523</text:p>
          </table:table-cell>
          <table:table-cell office:value-type="string">
            <text:p>7.8624504</text:p>
          </table:table-cell>
          <table:table-cell office:value-type="string">
            <text:p>12718.681188755098</text:p>
          </table:table-cell>
          <table:table-cell office:value-type="string">
            <text:p>0.2028013</text:p>
          </table:table-cell>
          <table:table-cell office:value-type="string">
            <text:p>4930.934860871208</text:p>
          </table:table-cell>
          <table:table-cell office:value-type="string">
            <text:p>1000.0</text:p>
          </table:table-cell>
          <table:table-cell office:value-type="string">
            <text:p>76.1</text:p>
          </table:table-cell>
          <table:table-cell office:value-type="string">
            <text:p>48.73312912387278</text:p>
          </table:table-cell>
          <table:table-cell office:value-type="string">
            <text:p>49.471458773784356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200000.0</text:p>
          </table:table-cell>
          <table:table-cell office:value-type="string">
            <text:p>33.9458176</text:p>
          </table:table-cell>
          <table:table-cell office:value-type="string">
            <text:p>5891.742021261553</text:p>
          </table:table-cell>
          <table:table-cell office:value-type="string">
            <text:p>17.0509093</text:p>
          </table:table-cell>
          <table:table-cell office:value-type="string">
            <text:p>5864.789861969414</text:p>
          </table:table-cell>
          <table:table-cell office:value-type="string">
            <text:p>0.2964019</text:p>
          </table:table-cell>
          <table:table-cell office:value-type="string">
            <text:p>3373.797536385563</text:p>
          </table:table-cell>
          <table:table-cell office:value-type="string">
            <text:p>1000.0</text:p>
          </table:table-cell>
          <table:table-cell office:value-type="string">
            <text:p>79.10000000000001</text:p>
          </table:table-cell>
          <table:table-cell office:value-type="string">
            <text:p>56.83066881480564</text:p>
          </table:table-cell>
          <table:table-cell office:value-type="string">
            <text:p>54.95689655172414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40.154657400000005</text:p>
          </table:table-cell>
          <table:table-cell office:value-type="string">
            <text:p>12451.855709270725</text:p>
          </table:table-cell>
          <table:table-cell office:value-type="string">
            <text:p>8.0028513</text:p>
          </table:table-cell>
          <table:table-cell office:value-type="string">
            <text:p>12495.54643105764</text:p>
          </table:table-cell>
          <table:table-cell office:value-type="string">
            <text:p>0.1716011</text:p>
          </table:table-cell>
          <table:table-cell office:value-type="string">
            <text:p>5827.4684719387</text:p>
          </table:table-cell>
          <table:table-cell office:value-type="string">
            <text:p>1000.0</text:p>
          </table:table-cell>
          <table:table-cell office:value-type="string">
            <text:p>77.2</text:p>
          </table:table-cell>
          <table:table-cell office:value-type="string">
            <text:p>51.570146818923334</text:p>
          </table:table-cell>
          <table:table-cell office:value-type="string">
            <text:p>50.75593952483801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300000.0</text:p>
          </table:table-cell>
          <table:table-cell office:value-type="string">
            <text:p>53.430342499999995</text:p>
          </table:table-cell>
          <table:table-cell office:value-type="string">
            <text:p>5614.787140846047</text:p>
          </table:table-cell>
          <table:table-cell office:value-type="string">
            <text:p>19.4845249</text:p>
          </table:table-cell>
          <table:table-cell office:value-type="string">
            <text:p>5132.27807776827</text:p>
          </table:table-cell>
          <table:table-cell office:value-type="string">
            <text:p>0.4056026</text:p>
          </table:table-cell>
          <table:table-cell office:value-type="string">
            <text:p>2465.467430435604</text:p>
          </table:table-cell>
          <table:table-cell office:value-type="string">
            <text:p>1000.0</text:p>
          </table:table-cell>
          <table:table-cell office:value-type="string">
            <text:p>79.4</text:p>
          </table:table-cell>
          <table:table-cell office:value-type="string">
            <text:p>57.141906061715666</text:p>
          </table:table-cell>
          <table:table-cell office:value-type="string">
            <text:p>58.8000000000000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48.344709900000005</text:p>
          </table:table-cell>
          <table:table-cell office:value-type="string">
            <text:p>12410.871866665188</text:p>
          </table:table-cell>
          <table:table-cell office:value-type="string">
            <text:p>8.1900525</text:p>
          </table:table-cell>
          <table:table-cell office:value-type="string">
            <text:p>12209.933941204894</text:p>
          </table:table-cell>
          <table:table-cell office:value-type="string">
            <text:p>0.1716011</text:p>
          </table:table-cell>
          <table:table-cell office:value-type="string">
            <text:p>5827.4684719387</text:p>
          </table:table-cell>
          <table:table-cell office:value-type="string">
            <text:p>1000.0</text:p>
          </table:table-cell>
          <table:table-cell office:value-type="string">
            <text:p>75.9</text:p>
          </table:table-cell>
          <table:table-cell office:value-type="string">
            <text:p>48.58688602928628</text:p>
          </table:table-cell>
          <table:table-cell office:value-type="string">
            <text:p>48.394004282655246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400000.0</text:p>
          </table:table-cell>
          <table:table-cell office:value-type="string">
            <text:p>73.2892698</text:p>
          </table:table-cell>
          <table:table-cell office:value-type="string">
            <text:p>5457.8248779332225</text:p>
          </table:table-cell>
          <table:table-cell office:value-type="string">
            <text:p>19.8589273</text:p>
          </table:table-cell>
          <table:table-cell office:value-type="string">
            <text:p>5035.518711023228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79.4</text:p>
          </table:table-cell>
          <table:table-cell office:value-type="string">
            <text:p>56.00565519539044</text:p>
          </table:table-cell>
          <table:table-cell office:value-type="string">
            <text:p>56.44820295983087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56.3475612</text:p>
          </table:table-cell>
          <table:table-cell office:value-type="string">
            <text:p>12422.897905295677</text:p>
          </table:table-cell>
          <table:table-cell office:value-type="string">
            <text:p>8.0028513</text:p>
          </table:table-cell>
          <table:table-cell office:value-type="string">
            <text:p>12495.54643105764</text:p>
          </table:table-cell>
          <table:table-cell office:value-type="string">
            <text:p>0.1716011</text:p>
          </table:table-cell>
          <table:table-cell office:value-type="string">
            <text:p>5827.4684719387</text:p>
          </table:table-cell>
          <table:table-cell office:value-type="string">
            <text:p>1000.0</text:p>
          </table:table-cell>
          <table:table-cell office:value-type="string">
            <text:p>78.10000000000001</text:p>
          </table:table-cell>
          <table:table-cell office:value-type="string">
            <text:p>54.353698392583205</text:p>
          </table:table-cell>
          <table:table-cell office:value-type="string">
            <text:p>53.60169491525424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500000.0</text:p>
          </table:table-cell>
          <table:table-cell office:value-type="string">
            <text:p>92.2745915</text:p>
          </table:table-cell>
          <table:table-cell office:value-type="string">
            <text:p>5418.609737221107</text:p>
          </table:table-cell>
          <table:table-cell office:value-type="string">
            <text:p>18.9853217</text:p>
          </table:table-cell>
          <table:table-cell office:value-type="string">
            <text:p>5267.227049410492</text:p>
          </table:table-cell>
          <table:table-cell office:value-type="string">
            <text:p>0.3276021</text:p>
          </table:table-cell>
          <table:table-cell office:value-type="string">
            <text:p>3052.4834853012235</text:p>
          </table:table-cell>
          <table:table-cell office:value-type="string">
            <text:p>1000.0</text:p>
          </table:table-cell>
          <table:table-cell office:value-type="string">
            <text:p>79.60000000000001</text:p>
          </table:table-cell>
          <table:table-cell office:value-type="string">
            <text:p>56.98961003913104</text:p>
          </table:table-cell>
          <table:table-cell office:value-type="string">
            <text:p>55.939524838012964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64.116411</text:p>
          </table:table-cell>
          <table:table-cell office:value-type="string">
            <text:p>12477.304757435659</text:p>
          </table:table-cell>
          <table:table-cell office:value-type="string">
            <text:p>7.7688498</text:p>
          </table:table-cell>
          <table:table-cell office:value-type="string">
            <text:p>12871.918311511185</text:p>
          </table:table-cell>
          <table:table-cell office:value-type="string">
            <text:p>0.2184014</text:p>
          </table:table-cell>
          <table:table-cell office:value-type="string">
            <text:p>4578.725227951835</text:p>
          </table:table-cell>
          <table:table-cell office:value-type="string">
            <text:p>1000.0</text:p>
          </table:table-cell>
          <table:table-cell office:value-type="string">
            <text:p>78.10000000000001</text:p>
          </table:table-cell>
          <table:table-cell office:value-type="string">
            <text:p>53.00025753283545</text:p>
          </table:table-cell>
          <table:table-cell office:value-type="string">
            <text:p>52.183406113537124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600000.0</text:p>
          </table:table-cell>
          <table:table-cell office:value-type="string">
            <text:p>110.6203091</text:p>
          </table:table-cell>
          <table:table-cell office:value-type="string">
            <text:p>5423.958809024879</text:p>
          </table:table-cell>
          <table:table-cell office:value-type="string">
            <text:p>18.3457176</text:p>
          </table:table-cell>
          <table:table-cell office:value-type="string">
            <text:p>5450.863366609327</text:p>
          </table:table-cell>
          <table:table-cell office:value-type="string">
            <text:p>0.3588023</text:p>
          </table:table-cell>
          <table:table-cell office:value-type="string">
            <text:p>2787.050138753291</text:p>
          </table:table-cell>
          <table:table-cell office:value-type="string">
            <text:p>1000.0</text:p>
          </table:table-cell>
          <table:table-cell office:value-type="string">
            <text:p>79.80000000000001</text:p>
          </table:table-cell>
          <table:table-cell office:value-type="string">
            <text:p>57.2629681503328</text:p>
          </table:table-cell>
          <table:table-cell office:value-type="string">
            <text:p>56.74518201284797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71.8540606</text:p>
          </table:table-cell>
          <table:table-cell office:value-type="string">
            <text:p>12525.38816157037</text:p>
          </table:table-cell>
          <table:table-cell office:value-type="string">
            <text:p>7.7376496</text:p>
          </table:table-cell>
          <table:table-cell office:value-type="string">
            <text:p>12923.821207928568</text:p>
          </table:table-cell>
          <table:table-cell office:value-type="string">
            <text:p>0.2028013</text:p>
          </table:table-cell>
          <table:table-cell office:value-type="string">
            <text:p>4930.934860871208</text:p>
          </table:table-cell>
          <table:table-cell office:value-type="string">
            <text:p>1000.0</text:p>
          </table:table-cell>
          <table:table-cell office:value-type="string">
            <text:p>76.7</text:p>
          </table:table-cell>
          <table:table-cell office:value-type="string">
            <text:p>51.33626847342083</text:p>
          </table:table-cell>
          <table:table-cell office:value-type="string">
            <text:p>51.75983436853002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700000.0</text:p>
          </table:table-cell>
          <table:table-cell office:value-type="string">
            <text:p>129.5120302</text:p>
          </table:table-cell>
          <table:table-cell office:value-type="string">
            <text:p>5404.903304496264</text:p>
          </table:table-cell>
          <table:table-cell office:value-type="string">
            <text:p>18.8917211</text:p>
          </table:table-cell>
          <table:table-cell office:value-type="string">
            <text:p>5293.323962950099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81.89999999999999</text:p>
          </table:table-cell>
          <table:table-cell office:value-type="string">
            <text:p>62.099320719317184</text:p>
          </table:table-cell>
          <table:table-cell office:value-type="string">
            <text:p>61.65254237288135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79.6853108</text:p>
          </table:table-cell>
          <table:table-cell office:value-type="string">
            <text:p>12549.36436791811</text:p>
          </table:table-cell>
          <table:table-cell office:value-type="string">
            <text:p>7.8312502</text:p>
          </table:table-cell>
          <table:table-cell office:value-type="string">
            <text:p>12769.353225363684</text:p>
          </table:table-cell>
          <table:table-cell office:value-type="string">
            <text:p>0.156001</text:p>
          </table:table-cell>
          <table:table-cell office:value-type="string">
            <text:p>6410.21531913257</text:p>
          </table:table-cell>
          <table:table-cell office:value-type="string">
            <text:p>1000.0</text:p>
          </table:table-cell>
          <table:table-cell office:value-type="string">
            <text:p>76.3</text:p>
          </table:table-cell>
          <table:table-cell office:value-type="string">
            <text:p>50.988501943915956</text:p>
          </table:table-cell>
          <table:table-cell office:value-type="string">
            <text:p>55.19848771266541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800000.0</text:p>
          </table:table-cell>
          <table:table-cell office:value-type="string">
            <text:p>147.5457458</text:p>
          </table:table-cell>
          <table:table-cell office:value-type="string">
            <text:p>5422.047214322326</text:p>
          </table:table-cell>
          <table:table-cell office:value-type="string">
            <text:p>18.0337156</text:p>
          </table:table-cell>
          <table:table-cell office:value-type="string">
            <text:p>5545.1689611873435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78.8</text:p>
          </table:table-cell>
          <table:table-cell office:value-type="string">
            <text:p>54.805921277031175</text:p>
          </table:table-cell>
          <table:table-cell office:value-type="string">
            <text:p>53.7117903930131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office:value-type="string">
            <text:p>28.095780100000002</text:p>
          </table:table-cell>
          <table:table-cell office:value-type="string">
            <text:p>28474.02695894534</text:p>
          </table:table-cell>
          <table:table-cell office:value-type="string">
            <text:p>3.4944224</text:p>
          </table:table-cell>
          <table:table-cell office:value-type="string">
            <text:p>28617.032674698974</text:p>
          </table:table-cell>
          <table:table-cell office:value-type="string">
            <text:p>0.0936006</text:p>
          </table:table-cell>
          <table:table-cell office:value-type="string">
            <text:p>10683.692198554281</text:p>
          </table:table-cell>
          <table:table-cell office:value-type="string">
            <text:p>1000.0</text:p>
          </table:table-cell>
          <table:table-cell office:value-type="string">
            <text:p>74.2</text:p>
          </table:table-cell>
          <table:table-cell office:value-type="string">
            <text:p>42.613616142923235</text:p>
          </table:table-cell>
          <table:table-cell office:value-type="string">
            <text:p>43.66812227074235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900000.0</text:p>
          </table:table-cell>
          <table:table-cell office:value-type="string">
            <text:p>165.51706099999998</text:p>
          </table:table-cell>
          <table:table-cell office:value-type="string">
            <text:p>5437.5059257486455</text:p>
          </table:table-cell>
          <table:table-cell office:value-type="string">
            <text:p>17.9713152</text:p>
          </table:table-cell>
          <table:table-cell office:value-type="string">
            <text:p>5564.423020080356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77.2</text:p>
          </table:table-cell>
          <table:table-cell office:value-type="string">
            <text:p>52.44213793448695</text:p>
          </table:table-cell>
          <table:table-cell office:value-type="string">
            <text:p>52.79503105590062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31.559002300000003</text:p>
          </table:table-cell>
          <table:table-cell office:value-type="string">
            <text:p>28518.01180039205</text:p>
          </table:table-cell>
          <table:table-cell office:value-type="string">
            <text:p>3.4632222</text:p>
          </table:table-cell>
          <table:table-cell office:value-type="string">
            <text:p>28874.84377987644</text:p>
          </table:table-cell>
          <table:table-cell office:value-type="string">
            <text:p>0.1092007</text:p>
          </table:table-cell>
          <table:table-cell office:value-type="string">
            <text:p>9157.45045590367</text:p>
          </table:table-cell>
          <table:table-cell office:value-type="string">
            <text:p>1000.0</text:p>
          </table:table-cell>
          <table:table-cell office:value-type="string">
            <text:p>74.7</text:p>
          </table:table-cell>
          <table:table-cell office:value-type="string">
            <text:p>47.700907068852885</text:p>
          </table:table-cell>
          <table:table-cell office:value-type="string">
            <text:p>47.61904761904761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1000000.0</text:p>
          </table:table-cell>
          <table:table-cell office:value-type="string">
            <text:p>184.82998479999998</text:p>
          </table:table-cell>
          <table:table-cell office:value-type="string">
            <text:p>5410.377548221279</text:p>
          </table:table-cell>
          <table:table-cell office:value-type="string">
            <text:p>19.3129238</text:p>
          </table:table-cell>
          <table:table-cell office:value-type="string">
            <text:p>5177.879902368796</text:p>
          </table:table-cell>
          <table:table-cell office:value-type="string">
            <text:p>0.3588023</text:p>
          </table:table-cell>
          <table:table-cell office:value-type="string">
            <text:p>2787.050138753291</text:p>
          </table:table-cell>
          <table:table-cell office:value-type="string">
            <text:p>1000.0</text:p>
          </table:table-cell>
          <table:table-cell office:value-type="string">
            <text:p>77.7</text:p>
          </table:table-cell>
          <table:table-cell office:value-type="string">
            <text:p>53.9294273200562</text:p>
          </table:table-cell>
          <table:table-cell office:value-type="string">
            <text:p>57.844990548204166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4.897423700000004</text:p>
          </table:table-cell>
          <table:table-cell office:value-type="string">
            <text:p>28655.410456560432</text:p>
          </table:table-cell>
          <table:table-cell office:value-type="string">
            <text:p>3.3384214</text:p>
          </table:table-cell>
          <table:table-cell office:value-type="string">
            <text:p>29954.27719220827</text:p>
          </table:table-cell>
          <table:table-cell office:value-type="string">
            <text:p>0.1092007</text:p>
          </table:table-cell>
          <table:table-cell office:value-type="string">
            <text:p>9157.45045590367</text:p>
          </table:table-cell>
          <table:table-cell office:value-type="string">
            <text:p>1000.0</text:p>
          </table:table-cell>
          <table:table-cell office:value-type="string">
            <text:p>73.8</text:p>
          </table:table-cell>
          <table:table-cell office:value-type="string">
            <text:p>45.39846615538512</text:p>
          </table:table-cell>
          <table:table-cell office:value-type="string">
            <text:p>50.4725897920605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Test : window=256 k =32</text:p>
          </table:table-cell>
          <table:table-cell table:number-columns-repeated="27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27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27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27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27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27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15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3.6348233</text:p>
          </table:table-cell>
          <table:table-cell office:value-type="string">
            <text:p>27511.653730182705</text:p>
          </table:table-cell>
          <table:table-cell office:value-type="string">
            <text:p>3.6348233</text:p>
          </table:table-cell>
          <table:table-cell office:value-type="string">
            <text:p>27511.653730182705</text:p>
          </table:table-cell>
          <table:table-cell office:value-type="string">
            <text:p>0.8112052</text:p>
          </table:table-cell>
          <table:table-cell office:value-type="string">
            <text:p>1232.733715217802</text:p>
          </table:table-cell>
          <table:table-cell office:value-type="string">
            <text:p>1000.0</text:p>
          </table:table-cell>
          <table:table-cell office:value-type="string">
            <text:p>72.1</text:p>
          </table:table-cell>
          <table:table-cell office:value-type="string">
            <text:p>41.53492816549596</text:p>
          </table:table-cell>
          <table:table-cell office:value-type="string">
            <text:p>42.82786885245901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5.943638099999999</text:p>
          </table:table-cell>
          <table:table-cell office:value-type="string">
            <text:p>33649.42424741507</text:p>
          </table:table-cell>
          <table:table-cell office:value-type="string">
            <text:p>2.3088148</text:p>
          </table:table-cell>
          <table:table-cell office:value-type="string">
            <text:p>43312.26566981466</text:p>
          </table:table-cell>
          <table:table-cell office:value-type="string">
            <text:p>0.6552042</text:p>
          </table:table-cell>
          <table:table-cell office:value-type="string">
            <text:p>1526.2417426506117</text:p>
          </table:table-cell>
          <table:table-cell office:value-type="string">
            <text:p>1000.0</text:p>
          </table:table-cell>
          <table:table-cell office:value-type="string">
            <text:p>68.2</text:p>
          </table:table-cell>
          <table:table-cell office:value-type="string">
            <text:p>31.646712378823377</text:p>
          </table:table-cell>
          <table:table-cell office:value-type="string">
            <text:p>31.465517241379317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300000.0</text:p>
          </table:table-cell>
          <table:table-cell office:value-type="string">
            <text:p>9.048058</text:p>
          </table:table-cell>
          <table:table-cell office:value-type="string">
            <text:p>33156.28613344433</text:p>
          </table:table-cell>
          <table:table-cell office:value-type="string">
            <text:p>3.1044199</text:p>
          </table:table-cell>
          <table:table-cell office:value-type="string">
            <text:p>32212.137282073214</text:p>
          </table:table-cell>
          <table:table-cell office:value-type="string">
            <text:p>0.4992032</text:p>
          </table:table-cell>
          <table:table-cell office:value-type="string">
            <text:p>2003.1922872289279</text:p>
          </table:table-cell>
          <table:table-cell office:value-type="string">
            <text:p>1000.0</text:p>
          </table:table-cell>
          <table:table-cell office:value-type="string">
            <text:p>70.3</text:p>
          </table:table-cell>
          <table:table-cell office:value-type="string">
            <text:p>39.17673561335245</text:p>
          </table:table-cell>
          <table:table-cell office:value-type="string">
            <text:p>40.599999999999994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400000.0</text:p>
          </table:table-cell>
          <table:table-cell office:value-type="string">
            <text:p>11.7468753</text:p>
          </table:table-cell>
          <table:table-cell office:value-type="string">
            <text:p>34051.60860096983</text:p>
          </table:table-cell>
          <table:table-cell office:value-type="string">
            <text:p>2.6988173</text:p>
          </table:table-cell>
          <table:table-cell office:value-type="string">
            <text:p>37053.26774065069</text:p>
          </table:table-cell>
          <table:table-cell office:value-type="string">
            <text:p>0.4836031</text:p>
          </table:table-cell>
          <table:table-cell office:value-type="string">
            <text:p>2067.811393268571</text:p>
          </table:table-cell>
          <table:table-cell office:value-type="string">
            <text:p>1000.0</text:p>
          </table:table-cell>
          <table:table-cell office:value-type="string">
            <text:p>68.5</text:p>
          </table:table-cell>
          <table:table-cell office:value-type="string">
            <text:p>30.499170402795926</text:p>
          </table:table-cell>
          <table:table-cell office:value-type="string">
            <text:p>33.40380549682876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500000.0</text:p>
          </table:table-cell>
          <table:table-cell office:value-type="string">
            <text:p>14.1180905</text:p>
          </table:table-cell>
          <table:table-cell office:value-type="string">
            <text:p>35415.55424935122</text:p>
          </table:table-cell>
          <table:table-cell office:value-type="string">
            <text:p>2.3712152</text:p>
          </table:table-cell>
          <table:table-cell office:value-type="string">
            <text:p>42172.469204819536</text:p>
          </table:table-cell>
          <table:table-cell office:value-type="string">
            <text:p>0.4368028</text:p>
          </table:table-cell>
          <table:table-cell office:value-type="string">
            <text:p>2289.3626139759176</text:p>
          </table:table-cell>
          <table:table-cell office:value-type="string">
            <text:p>1000.0</text:p>
          </table:table-cell>
          <table:table-cell office:value-type="string">
            <text:p>70.8</text:p>
          </table:table-cell>
          <table:table-cell office:value-type="string">
            <text:p>36.98639596712934</text:p>
          </table:table-cell>
          <table:table-cell office:value-type="string">
            <text:p>36.93304535637148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600000.0</text:p>
          </table:table-cell>
          <table:table-cell office:value-type="string">
            <text:p>16.8637081</text:p>
          </table:table-cell>
          <table:table-cell office:value-type="string">
            <text:p>35579.36347344627</text:p>
          </table:table-cell>
          <table:table-cell office:value-type="string">
            <text:p>2.7456176</text:p>
          </table:table-cell>
          <table:table-cell office:value-type="string">
            <text:p>36421.677949616875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70.89999999999999</text:p>
          </table:table-cell>
          <table:table-cell office:value-type="string">
            <text:p>37.27312703161779</text:p>
          </table:table-cell>
          <table:table-cell office:value-type="string">
            <text:p>37.68736616702355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700000.0</text:p>
          </table:table-cell>
          <table:table-cell office:value-type="string">
            <text:p>20.0305284</text:p>
          </table:table-cell>
          <table:table-cell office:value-type="string">
            <text:p>34946.65672424298</text:p>
          </table:table-cell>
          <table:table-cell office:value-type="string">
            <text:p>3.1668203</text:p>
          </table:table-cell>
          <table:table-cell office:value-type="string">
            <text:p>31577.415365185072</text:p>
          </table:table-cell>
          <table:table-cell office:value-type="string">
            <text:p>0.5616036</text:p>
          </table:table-cell>
          <table:table-cell office:value-type="string">
            <text:p>1780.6153664257138</text:p>
          </table:table-cell>
          <table:table-cell office:value-type="string">
            <text:p>1000.0</text:p>
          </table:table-cell>
          <table:table-cell office:value-type="string">
            <text:p>73.6</text:p>
          </table:table-cell>
          <table:table-cell office:value-type="string">
            <text:p>44.29557107589728</text:p>
          </table:table-cell>
          <table:table-cell office:value-type="string">
            <text:p>44.06779661016949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800000.0</text:p>
          </table:table-cell>
          <table:table-cell office:value-type="string">
            <text:p>23.556151</text:p>
          </table:table-cell>
          <table:table-cell office:value-type="string">
            <text:p>33961.405664278514</text:p>
          </table:table-cell>
          <table:table-cell office:value-type="string">
            <text:p>3.5256226</text:p>
          </table:table-cell>
          <table:table-cell office:value-type="string">
            <text:p>28363.784597931724</text:p>
          </table:table-cell>
          <table:table-cell office:value-type="string">
            <text:p>0.4212027</text:p>
          </table:table-cell>
          <table:table-cell office:value-type="string">
            <text:p>2374.1538219009517</text:p>
          </table:table-cell>
          <table:table-cell office:value-type="string">
            <text:p>1000.0</text:p>
          </table:table-cell>
          <table:table-cell office:value-type="string">
            <text:p>69.6</text:p>
          </table:table-cell>
          <table:table-cell office:value-type="string">
            <text:p>31.654676258992794</text:p>
          </table:table-cell>
          <table:table-cell office:value-type="string">
            <text:p>33.6244541484716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900000.0</text:p>
          </table:table-cell>
          <table:table-cell office:value-type="string">
            <text:p>26.9725729</text:p>
          </table:table-cell>
          <table:table-cell office:value-type="string">
            <text:p>33367.22838183524</text:p>
          </table:table-cell>
          <table:table-cell office:value-type="string">
            <text:p>3.4164219</text:p>
          </table:table-cell>
          <table:table-cell office:value-type="string">
            <text:p>29270.389585080226</text:p>
          </table:table-cell>
          <table:table-cell office:value-type="string">
            <text:p>0.5616036</text:p>
          </table:table-cell>
          <table:table-cell office:value-type="string">
            <text:p>1780.6153664257138</text:p>
          </table:table-cell>
          <table:table-cell office:value-type="string">
            <text:p>1000.0</text:p>
          </table:table-cell>
          <table:table-cell office:value-type="string">
            <text:p>70.0</text:p>
          </table:table-cell>
          <table:table-cell office:value-type="string">
            <text:p>36.33709085970391</text:p>
          </table:table-cell>
          <table:table-cell office:value-type="string">
            <text:p>37.888198757763966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0.420195</text:p>
          </table:table-cell>
          <table:table-cell office:value-type="string">
            <text:p>32872.89907247472</text:p>
          </table:table-cell>
          <table:table-cell office:value-type="string">
            <text:p>3.4476221</text:p>
          </table:table-cell>
          <table:table-cell office:value-type="string">
            <text:p>29005.49918159534</text:p>
          </table:table-cell>
          <table:table-cell office:value-type="string">
            <text:p>0.6084039</text:p>
          </table:table-cell>
          <table:table-cell office:value-type="string">
            <text:p>1643.6449536237358</text:p>
          </table:table-cell>
          <table:table-cell office:value-type="string">
            <text:p>1000.0</text:p>
          </table:table-cell>
          <table:table-cell office:value-type="string">
            <text:p>69.8</text:p>
          </table:table-cell>
          <table:table-cell office:value-type="string">
            <text:p>37.18801996672211</text:p>
          </table:table-cell>
          <table:table-cell office:value-type="string">
            <text:p>42.911153119092624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27"/>
        </table:table-row>
        <table:table-row table:style-name="ro1">
          <table:table-cell office:value-type="string">
            <text:p>------Classifier:meta.WEKAClassifier -l (weka.classifiers.lazy.IBk -K 32 -W 256 -A "org.stream_gpu.float_knn.float_search.LinearNNSearch_Float -A \"weka.core.EuclideanDistance -R first-last\"")</text:p>
          </table:table-cell>
          <table:table-cell table:number-columns-repeated="27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15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2.0748133</text:p>
          </table:table-cell>
          <table:table-cell office:value-type="string">
            <text:p>48197.107662650895</text:p>
          </table:table-cell>
          <table:table-cell office:value-type="string">
            <text:p>2.0748133</text:p>
          </table:table-cell>
          <table:table-cell office:value-type="string">
            <text:p>48197.107662650895</text:p>
          </table:table-cell>
          <table:table-cell office:value-type="string">
            <text:p>0.1872012</text:p>
          </table:table-cell>
          <table:table-cell office:value-type="string">
            <text:p>5341.846099277141</text:p>
          </table:table-cell>
          <table:table-cell office:value-type="string">
            <text:p>1000.0</text:p>
          </table:table-cell>
          <table:table-cell office:value-type="string">
            <text:p>71.89999999999999</text:p>
          </table:table-cell>
          <table:table-cell office:value-type="string">
            <text:p>41.115823707900944</text:p>
          </table:table-cell>
          <table:table-cell office:value-type="string">
            <text:p>42.41803278688524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4.1028263</text:p>
          </table:table-cell>
          <table:table-cell office:value-type="string">
            <text:p>48746.88455614121</text:p>
          </table:table-cell>
          <table:table-cell office:value-type="string">
            <text:p>2.028013</text:p>
          </table:table-cell>
          <table:table-cell office:value-type="string">
            <text:p>49309.34860871207</text:p>
          </table:table-cell>
          <table:table-cell office:value-type="string">
            <text:p>0.0780005</text:p>
          </table:table-cell>
          <table:table-cell office:value-type="string">
            <text:p>12820.43063826514</text:p>
          </table:table-cell>
          <table:table-cell office:value-type="string">
            <text:p>1000.0</text:p>
          </table:table-cell>
          <table:table-cell office:value-type="string">
            <text:p>68.2</text:p>
          </table:table-cell>
          <table:table-cell office:value-type="string">
            <text:p>31.646712378823377</text:p>
          </table:table-cell>
          <table:table-cell office:value-type="string">
            <text:p>31.465517241379317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300000.0</text:p>
          </table:table-cell>
          <table:table-cell office:value-type="string">
            <text:p>5.9124379000000005</text:p>
          </table:table-cell>
          <table:table-cell office:value-type="string">
            <text:p>50740.4906527644</text:p>
          </table:table-cell>
          <table:table-cell office:value-type="string">
            <text:p>1.8096116</text:p>
          </table:table-cell>
          <table:table-cell office:value-type="string">
            <text:p>55260.47688907388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70.3</text:p>
          </table:table-cell>
          <table:table-cell office:value-type="string">
            <text:p>39.17673561335245</text:p>
          </table:table-cell>
          <table:table-cell office:value-type="string">
            <text:p>40.599999999999994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400000.0</text:p>
          </table:table-cell>
          <table:table-cell office:value-type="string">
            <text:p>7.644049000000001</text:p>
          </table:table-cell>
          <table:table-cell office:value-type="string">
            <text:p>52328.288319449544</text:p>
          </table:table-cell>
          <table:table-cell office:value-type="string">
            <text:p>1.7316111</text:p>
          </table:table-cell>
          <table:table-cell office:value-type="string">
            <text:p>57749.68755975288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68.4</text:p>
          </table:table-cell>
          <table:table-cell office:value-type="string">
            <text:p>30.25421895760958</text:p>
          </table:table-cell>
          <table:table-cell office:value-type="string">
            <text:p>33.1923890063425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500000.0</text:p>
          </table:table-cell>
          <table:table-cell office:value-type="string">
            <text:p>9.375660100000001</text:p>
          </table:table-cell>
          <table:table-cell office:value-type="string">
            <text:p>53329.5783621678</text:p>
          </table:table-cell>
          <table:table-cell office:value-type="string">
            <text:p>1.7316111</text:p>
          </table:table-cell>
          <table:table-cell office:value-type="string">
            <text:p>57749.68755975288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70.8</text:p>
          </table:table-cell>
          <table:table-cell office:value-type="string">
            <text:p>36.98639596712934</text:p>
          </table:table-cell>
          <table:table-cell office:value-type="string">
            <text:p>36.93304535637148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600000.0</text:p>
          </table:table-cell>
          <table:table-cell office:value-type="string">
            <text:p>11.169671600000001</text:p>
          </table:table-cell>
          <table:table-cell office:value-type="string">
            <text:p>53716.88814915561</text:p>
          </table:table-cell>
          <table:table-cell office:value-type="string">
            <text:p>1.7940115</text:p>
          </table:table-cell>
          <table:table-cell office:value-type="string">
            <text:p>55741.00277506582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71.0</text:p>
          </table:table-cell>
          <table:table-cell office:value-type="string">
            <text:p>37.51373620454124</text:p>
          </table:table-cell>
          <table:table-cell office:value-type="string">
            <text:p>37.90149892933618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700000.0</text:p>
          </table:table-cell>
          <table:table-cell office:value-type="string">
            <text:p>12.948083</text:p>
          </table:table-cell>
          <table:table-cell office:value-type="string">
            <text:p>54062.056908346975</text:p>
          </table:table-cell>
          <table:table-cell office:value-type="string">
            <text:p>1.7784114</text:p>
          </table:table-cell>
          <table:table-cell office:value-type="string">
            <text:p>56229.95893975938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73.5</text:p>
          </table:table-cell>
          <table:table-cell office:value-type="string">
            <text:p>44.10320446836874</text:p>
          </table:table-cell>
          <table:table-cell office:value-type="string">
            <text:p>43.85593220338983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800000.0</text:p>
          </table:table-cell>
          <table:table-cell office:value-type="string">
            <text:p>14.7264944</text:p>
          </table:table-cell>
          <table:table-cell office:value-type="string">
            <text:p>54323.85863671669</text:p>
          </table:table-cell>
          <table:table-cell office:value-type="string">
            <text:p>1.7784114</text:p>
          </table:table-cell>
          <table:table-cell office:value-type="string">
            <text:p>56229.95893975938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69.69999999999999</text:p>
          </table:table-cell>
          <table:table-cell office:value-type="string">
            <text:p>31.90766409578771</text:p>
          </table:table-cell>
          <table:table-cell office:value-type="string">
            <text:p>33.84279475982531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900000.0</text:p>
          </table:table-cell>
          <table:table-cell office:value-type="string">
            <text:p>16.5205059</text:p>
          </table:table-cell>
          <table:table-cell office:value-type="string">
            <text:p>54477.75058752892</text:p>
          </table:table-cell>
          <table:table-cell office:value-type="string">
            <text:p>1.7940115</text:p>
          </table:table-cell>
          <table:table-cell office:value-type="string">
            <text:p>55741.00277506582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69.8</text:p>
          </table:table-cell>
          <table:table-cell office:value-type="string">
            <text:p>35.87892582338252</text:p>
          </table:table-cell>
          <table:table-cell office:value-type="string">
            <text:p>37.47412008281572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1000000.0</text:p>
          </table:table-cell>
          <table:table-cell office:value-type="string">
            <text:p>18.2677171</text:p>
          </table:table-cell>
          <table:table-cell office:value-type="string">
            <text:p>54741.37761855312</text:p>
          </table:table-cell>
          <table:table-cell office:value-type="string">
            <text:p>1.7472112</text:p>
          </table:table-cell>
          <table:table-cell office:value-type="string">
            <text:p>57234.06534939795</text:p>
          </table:table-cell>
          <table:table-cell office:value-type="string">
            <text:p>0.0624004</text:p>
          </table:table-cell>
          <table:table-cell office:value-type="string">
            <text:p>16025.538297831423</text:p>
          </table:table-cell>
          <table:table-cell office:value-type="string">
            <text:p>1000.0</text:p>
          </table:table-cell>
          <table:table-cell office:value-type="string">
            <text:p>69.8</text:p>
          </table:table-cell>
          <table:table-cell office:value-type="string">
            <text:p>37.18801996672211</text:p>
          </table:table-cell>
          <table:table-cell office:value-type="string">
            <text:p>42.911153119092624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Test : window=128 k =32</text:p>
          </table:table-cell>
          <table:table-cell table:number-columns-repeated="27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27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27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27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27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27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15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6.7704434</text:p>
          </table:table-cell>
          <table:table-cell office:value-type="string">
            <text:p>14770.081380489793</text:p>
          </table:table-cell>
          <table:table-cell office:value-type="string">
            <text:p>6.7704434</text:p>
          </table:table-cell>
          <table:table-cell office:value-type="string">
            <text:p>14770.081380489793</text:p>
          </table:table-cell>
          <table:table-cell office:value-type="string">
            <text:p>0.7332047</text:p>
          </table:table-cell>
          <table:table-cell office:value-type="string">
            <text:p>1363.8755998154402</text:p>
          </table:table-cell>
          <table:table-cell office:value-type="string">
            <text:p>1000.0</text:p>
          </table:table-cell>
          <table:table-cell office:value-type="string">
            <text:p>65.2</text:p>
          </table:table-cell>
          <table:table-cell office:value-type="string">
            <text:p>25.9041608646218</text:p>
          </table:table-cell>
          <table:table-cell office:value-type="string">
            <text:p>28.68852459016394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12.2616786</text:p>
          </table:table-cell>
          <table:table-cell office:value-type="string">
            <text:p>16310.980455808065</text:p>
          </table:table-cell>
          <table:table-cell office:value-type="string">
            <text:p>5.4912352</text:p>
          </table:table-cell>
          <table:table-cell office:value-type="string">
            <text:p>18210.838974808437</text:p>
          </table:table-cell>
          <table:table-cell office:value-type="string">
            <text:p>0.780005</text:p>
          </table:table-cell>
          <table:table-cell office:value-type="string">
            <text:p>1282.043063826514</text:p>
          </table:table-cell>
          <table:table-cell office:value-type="string">
            <text:p>1000.0</text:p>
          </table:table-cell>
          <table:table-cell office:value-type="string">
            <text:p>63.1</text:p>
          </table:table-cell>
          <table:table-cell office:value-type="string">
            <text:p>19.265910522999373</text:p>
          </table:table-cell>
          <table:table-cell office:value-type="string">
            <text:p>20.474137931034477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300000.0</text:p>
          </table:table-cell>
          <table:table-cell office:value-type="string">
            <text:p>18.4237181</text:p>
          </table:table-cell>
          <table:table-cell office:value-type="string">
            <text:p>16283.358134968426</text:p>
          </table:table-cell>
          <table:table-cell office:value-type="string">
            <text:p>6.1620395</text:p>
          </table:table-cell>
          <table:table-cell office:value-type="string">
            <text:p>16228.393212993848</text:p>
          </table:table-cell>
          <table:table-cell office:value-type="string">
            <text:p>0.4524029</text:p>
          </table:table-cell>
          <table:table-cell office:value-type="string">
            <text:p>2210.419075562955</text:p>
          </table:table-cell>
          <table:table-cell office:value-type="string">
            <text:p>1000.0</text:p>
          </table:table-cell>
          <table:table-cell office:value-type="string">
            <text:p>66.60000000000001</text:p>
          </table:table-cell>
          <table:table-cell office:value-type="string">
            <text:p>27.987443079895137</text:p>
          </table:table-cell>
          <table:table-cell office:value-type="string">
            <text:p>33.2000000000000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400000.0</text:p>
          </table:table-cell>
          <table:table-cell office:value-type="string">
            <text:p>24.258155499999997</text:p>
          </table:table-cell>
          <table:table-cell office:value-type="string">
            <text:p>16489.29985628957</text:p>
          </table:table-cell>
          <table:table-cell office:value-type="string">
            <text:p>5.8344374</text:p>
          </table:table-cell>
          <table:table-cell office:value-type="string">
            <text:p>17139.61315276088</text:p>
          </table:table-cell>
          <table:table-cell office:value-type="string">
            <text:p>0.5928038</text:p>
          </table:table-cell>
          <table:table-cell office:value-type="string">
            <text:p>1686.8987681927815</text:p>
          </table:table-cell>
          <table:table-cell office:value-type="string">
            <text:p>1000.0</text:p>
          </table:table-cell>
          <table:table-cell office:value-type="string">
            <text:p>66.8</text:p>
          </table:table-cell>
          <table:table-cell office:value-type="string">
            <text:p>25.316393051725157</text:p>
          </table:table-cell>
          <table:table-cell office:value-type="string">
            <text:p>29.809725158562372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500000.0</text:p>
          </table:table-cell>
          <table:table-cell office:value-type="string">
            <text:p>30.576195999999996</text:p>
          </table:table-cell>
          <table:table-cell office:value-type="string">
            <text:p>16352.590099827987</text:p>
          </table:table-cell>
          <table:table-cell office:value-type="string">
            <text:p>6.3180405</text:p>
          </table:table-cell>
          <table:table-cell office:value-type="string">
            <text:p>15827.692146006344</text:p>
          </table:table-cell>
          <table:table-cell office:value-type="string">
            <text:p>0.468003</text:p>
          </table:table-cell>
          <table:table-cell office:value-type="string">
            <text:p>2136.7384397108567</text:p>
          </table:table-cell>
          <table:table-cell office:value-type="string">
            <text:p>1000.0</text:p>
          </table:table-cell>
          <table:table-cell office:value-type="string">
            <text:p>66.5</text:p>
          </table:table-cell>
          <table:table-cell office:value-type="string">
            <text:p>23.67768745671272</text:p>
          </table:table-cell>
          <table:table-cell office:value-type="string">
            <text:p>27.645788336933048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600000.0</text:p>
          </table:table-cell>
          <table:table-cell office:value-type="string">
            <text:p>36.5354342</text:p>
          </table:table-cell>
          <table:table-cell office:value-type="string">
            <text:p>16422.413285565934</text:p>
          </table:table-cell>
          <table:table-cell office:value-type="string">
            <text:p>5.9592382</text:p>
          </table:table-cell>
          <table:table-cell office:value-type="string">
            <text:p>16780.668374692592</text:p>
          </table:table-cell>
          <table:table-cell office:value-type="string">
            <text:p>0.4836031</text:p>
          </table:table-cell>
          <table:table-cell office:value-type="string">
            <text:p>2067.811393268571</text:p>
          </table:table-cell>
          <table:table-cell office:value-type="string">
            <text:p>1000.0</text:p>
          </table:table-cell>
          <table:table-cell office:value-type="string">
            <text:p>64.8</text:p>
          </table:table-cell>
          <table:table-cell office:value-type="string">
            <text:p>22.730086533522417</text:p>
          </table:table-cell>
          <table:table-cell office:value-type="string">
            <text:p>24.62526766595289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700000.0</text:p>
          </table:table-cell>
          <table:table-cell office:value-type="string">
            <text:p>42.8534747</text:p>
          </table:table-cell>
          <table:table-cell office:value-type="string">
            <text:p>16334.731428441204</text:p>
          </table:table-cell>
          <table:table-cell office:value-type="string">
            <text:p>6.3180405</text:p>
          </table:table-cell>
          <table:table-cell office:value-type="string">
            <text:p>15827.692146006344</text:p>
          </table:table-cell>
          <table:table-cell office:value-type="string">
            <text:p>0.5616036</text:p>
          </table:table-cell>
          <table:table-cell office:value-type="string">
            <text:p>1780.6153664257138</text:p>
          </table:table-cell>
          <table:table-cell office:value-type="string">
            <text:p>1000.0</text:p>
          </table:table-cell>
          <table:table-cell office:value-type="string">
            <text:p>67.4</text:p>
          </table:table-cell>
          <table:table-cell office:value-type="string">
            <text:p>30.983380967502928</text:p>
          </table:table-cell>
          <table:table-cell office:value-type="string">
            <text:p>30.932203389830516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800000.0</text:p>
          </table:table-cell>
          <table:table-cell office:value-type="string">
            <text:p>47.5179046</text:p>
          </table:table-cell>
          <table:table-cell office:value-type="string">
            <text:p>16835.759209803204</text:p>
          </table:table-cell>
          <table:table-cell office:value-type="string">
            <text:p>4.6644299</text:p>
          </table:table-cell>
          <table:table-cell office:value-type="string">
            <text:p>21438.847221179163</text:p>
          </table:table-cell>
          <table:table-cell office:value-type="string">
            <text:p>0.468003</text:p>
          </table:table-cell>
          <table:table-cell office:value-type="string">
            <text:p>2136.7384397108567</text:p>
          </table:table-cell>
          <table:table-cell office:value-type="string">
            <text:p>1000.0</text:p>
          </table:table-cell>
          <table:table-cell office:value-type="string">
            <text:p>63.9</text:p>
          </table:table-cell>
          <table:table-cell office:value-type="string">
            <text:p>15.66524006204798</text:p>
          </table:table-cell>
          <table:table-cell office:value-type="string">
            <text:p>21.17903930131004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900000.0</text:p>
          </table:table-cell>
          <table:table-cell office:value-type="string">
            <text:p>53.3211418</text:p>
          </table:table-cell>
          <table:table-cell office:value-type="string">
            <text:p>16878.858359330934</text:p>
          </table:table-cell>
          <table:table-cell office:value-type="string">
            <text:p>5.8032372</text:p>
          </table:table-cell>
          <table:table-cell office:value-type="string">
            <text:p>17231.761610571426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61.3</text:p>
          </table:table-cell>
          <table:table-cell office:value-type="string">
            <text:p>14.100025747795883</text:p>
          </table:table-cell>
          <table:table-cell office:value-type="string">
            <text:p>19.875776397515523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1000000.0</text:p>
          </table:table-cell>
          <table:table-cell office:value-type="string">
            <text:p>58.5627754</text:p>
          </table:table-cell>
          <table:table-cell office:value-type="string">
            <text:p>17075.693444679197</text:p>
          </table:table-cell>
          <table:table-cell office:value-type="string">
            <text:p>5.2416336</text:p>
          </table:table-cell>
          <table:table-cell office:value-type="string">
            <text:p>19078.021783132648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70.0</text:p>
          </table:table-cell>
          <table:table-cell office:value-type="string">
            <text:p>38.19020932915773</text:p>
          </table:table-cell>
          <table:table-cell office:value-type="string">
            <text:p>43.289224952741016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27"/>
        </table:table-row>
        <table:table-row table:style-name="ro1">
          <table:table-cell office:value-type="string">
            <text:p>------Classifier:meta.WEKAClassifier -l (weka.classifiers.lazy.IBk -K 32 -W 128 -A "org.stream_gpu.float_knn.float_search.LinearNNSearch_Float -A \"weka.core.EuclideanDistance -R first-last\"")</text:p>
          </table:table-cell>
          <table:table-cell table:number-columns-repeated="27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  <table:table-cell table:number-columns-repeated="15"/>
        </table:table-row>
        <table:table-row table:style-name="ro1">
          <table:table-cell office:value-type="string">
            <text:p>100000.0</text:p>
          </table:table-cell>
          <table:table-cell office:value-type="string">
            <text:p>1.3572087</text:p>
          </table:table-cell>
          <table:table-cell office:value-type="string">
            <text:p>73680.63585209851</text:p>
          </table:table-cell>
          <table:table-cell office:value-type="string">
            <text:p>1.3572087</text:p>
          </table:table-cell>
          <table:table-cell office:value-type="string">
            <text:p>73680.63585209851</text:p>
          </table:table-cell>
          <table:table-cell office:value-type="string">
            <text:p>0.1404009</text:p>
          </table:table-cell>
          <table:table-cell office:value-type="string">
            <text:p>7122.461465702855</text:p>
          </table:table-cell>
          <table:table-cell office:value-type="string">
            <text:p>1000.0</text:p>
          </table:table-cell>
          <table:table-cell office:value-type="string">
            <text:p>64.8</text:p>
          </table:table-cell>
          <table:table-cell office:value-type="string">
            <text:p>25.052484552720898</text:p>
          </table:table-cell>
          <table:table-cell office:value-type="string">
            <text:p>27.868852459016395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200000.0</text:p>
          </table:table-cell>
          <table:table-cell office:value-type="string">
            <text:p>2.6676171</text:p>
          </table:table-cell>
          <table:table-cell office:value-type="string">
            <text:p>74973.27858634584</text:p>
          </table:table-cell>
          <table:table-cell office:value-type="string">
            <text:p>1.3104084</text:p>
          </table:table-cell>
          <table:table-cell office:value-type="string">
            <text:p>76312.08713253059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3.2</text:p>
          </table:table-cell>
          <table:table-cell office:value-type="string">
            <text:p>19.46320475167091</text:p>
          </table:table-cell>
          <table:table-cell office:value-type="string">
            <text:p>20.68965517241379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300000.0</text:p>
          </table:table-cell>
          <table:table-cell office:value-type="string">
            <text:p>3.7440240000000005</text:p>
          </table:table-cell>
          <table:table-cell office:value-type="string">
            <text:p>80127.6914891571</text:p>
          </table:table-cell>
          <table:table-cell office:value-type="string">
            <text:p>1.0764069</text:p>
          </table:table-cell>
          <table:table-cell office:value-type="string">
            <text:p>92901.67129177637</text:p>
          </table:table-cell>
          <table:table-cell office:value-type="string">
            <text:p>0.0312002</text:p>
          </table:table-cell>
          <table:table-cell office:value-type="string">
            <text:p>32051.076595662846</text:p>
          </table:table-cell>
          <table:table-cell office:value-type="string">
            <text:p>1000.0</text:p>
          </table:table-cell>
          <table:table-cell office:value-type="string">
            <text:p>66.5</text:p>
          </table:table-cell>
          <table:table-cell office:value-type="string">
            <text:p>27.747534789022822</text:p>
          </table:table-cell>
          <table:table-cell office:value-type="string">
            <text:p>33.0000000000000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400000.0</text:p>
          </table:table-cell>
          <table:table-cell office:value-type="string">
            <text:p>4.8048308</text:p>
          </table:table-cell>
          <table:table-cell office:value-type="string">
            <text:p>83249.54959912428</text:p>
          </table:table-cell>
          <table:table-cell office:value-type="string">
            <text:p>1.0608068</text:p>
          </table:table-cell>
          <table:table-cell office:value-type="string">
            <text:p>94267.87234018485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6.7</text:p>
          </table:table-cell>
          <table:table-cell office:value-type="string">
            <text:p>25.064808813998713</text:p>
          </table:table-cell>
          <table:table-cell office:value-type="string">
            <text:p>29.59830866807611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500000.0</text:p>
          </table:table-cell>
          <table:table-cell office:value-type="string">
            <text:p>5.8344374000000006</text:p>
          </table:table-cell>
          <table:table-cell office:value-type="string">
            <text:p>85698.06576380439</text:p>
          </table:table-cell>
          <table:table-cell office:value-type="string">
            <text:p>1.0296066</text:p>
          </table:table-cell>
          <table:table-cell office:value-type="string">
            <text:p>97124.47453231167</text:p>
          </table:table-cell>
          <table:table-cell office:value-type="string">
            <text:p>0.0312002</text:p>
          </table:table-cell>
          <table:table-cell office:value-type="string">
            <text:p>32051.076595662846</text:p>
          </table:table-cell>
          <table:table-cell office:value-type="string">
            <text:p>1000.0</text:p>
          </table:table-cell>
          <table:table-cell office:value-type="string">
            <text:p>66.4</text:p>
          </table:table-cell>
          <table:table-cell office:value-type="string">
            <text:p>23.419152505287737</text:p>
          </table:table-cell>
          <table:table-cell office:value-type="string">
            <text:p>27.429805615550755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600000.0</text:p>
          </table:table-cell>
          <table:table-cell office:value-type="string">
            <text:p>6.8796441</text:p>
          </table:table-cell>
          <table:table-cell office:value-type="string">
            <text:p>87213.81386574924</text:p>
          </table:table-cell>
          <table:table-cell office:value-type="string">
            <text:p>1.0452067</text:p>
          </table:table-cell>
          <table:table-cell office:value-type="string">
            <text:p>95674.85550944133</text:p>
          </table:table-cell>
          <table:table-cell office:value-type="string">
            <text:p>0.0312002</text:p>
          </table:table-cell>
          <table:table-cell office:value-type="string">
            <text:p>32051.076595662846</text:p>
          </table:table-cell>
          <table:table-cell office:value-type="string">
            <text:p>1000.0</text:p>
          </table:table-cell>
          <table:table-cell office:value-type="string">
            <text:p>64.5</text:p>
          </table:table-cell>
          <table:table-cell office:value-type="string">
            <text:p>22.166874221668756</text:p>
          </table:table-cell>
          <table:table-cell office:value-type="string">
            <text:p>23.982869379014986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700000.0</text:p>
          </table:table-cell>
          <table:table-cell office:value-type="string">
            <text:p>8.0340515</text:p>
          </table:table-cell>
          <table:table-cell office:value-type="string">
            <text:p>87129.14026005434</text:p>
          </table:table-cell>
          <table:table-cell office:value-type="string">
            <text:p>1.1544074</text:p>
          </table:table-cell>
          <table:table-cell office:value-type="string">
            <text:p>86624.53133962932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7.4</text:p>
          </table:table-cell>
          <table:table-cell office:value-type="string">
            <text:p>30.983380967502928</text:p>
          </table:table-cell>
          <table:table-cell office:value-type="string">
            <text:p>30.932203389830516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800000.0</text:p>
          </table:table-cell>
          <table:table-cell office:value-type="string">
            <text:p>9.0792582</text:p>
          </table:table-cell>
          <table:table-cell office:value-type="string">
            <text:p>88112.9253489013</text:p>
          </table:table-cell>
          <table:table-cell office:value-type="string">
            <text:p>1.0452067</text:p>
          </table:table-cell>
          <table:table-cell office:value-type="string">
            <text:p>95674.85550944133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3.9</text:p>
          </table:table-cell>
          <table:table-cell office:value-type="string">
            <text:p>15.73768042873416</text:p>
          </table:table-cell>
          <table:table-cell office:value-type="string">
            <text:p>21.17903930131004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900000.0</text:p>
          </table:table-cell>
          <table:table-cell office:value-type="string">
            <text:p>10.1088648</text:p>
          </table:table-cell>
          <table:table-cell office:value-type="string">
            <text:p>89030.7683212857</text:p>
          </table:table-cell>
          <table:table-cell office:value-type="string">
            <text:p>1.0296066</text:p>
          </table:table-cell>
          <table:table-cell office:value-type="string">
            <text:p>97124.47453231167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1.4</text:p>
          </table:table-cell>
          <table:table-cell office:value-type="string">
            <text:p>14.345564609184983</text:p>
          </table:table-cell>
          <table:table-cell office:value-type="string">
            <text:p>20.08281573498964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1000000.0</text:p>
          </table:table-cell>
          <table:table-cell office:value-type="string">
            <text:p>11.1228713</text:p>
          </table:table-cell>
          <table:table-cell office:value-type="string">
            <text:p>89904.84318559004</text:p>
          </table:table-cell>
          <table:table-cell office:value-type="string">
            <text:p>1.0140065</text:p>
          </table:table-cell>
          <table:table-cell office:value-type="string">
            <text:p>98618.69721742414</text:p>
          </table:table-cell>
          <table:table-cell office:value-type="string">
            <text:p>0.0468003</text:p>
          </table:table-cell>
          <table:table-cell office:value-type="string">
            <text:p>21367.384397108563</text:p>
          </table:table-cell>
          <table:table-cell office:value-type="string">
            <text:p>1000.0</text:p>
          </table:table-cell>
          <table:table-cell office:value-type="string">
            <text:p>69.8</text:p>
          </table:table-cell>
          <table:table-cell office:value-type="string">
            <text:p>37.77814405801878</text:p>
          </table:table-cell>
          <table:table-cell office:value-type="string">
            <text:p>42.911153119092624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  <table:table-cell table:number-columns-repeated="15"/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27"/>
        </table:table-row>
      </table:table>
      <table:table table:name="instance size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 : window=128 k =32</text:p>
          </table:table-cell>
          <table:table-cell table:number-columns-repeated="12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12"/>
        </table:table-row>
        <table:table-row table:style-name="ro1">
          <table:table-cell office:value-type="string">
            <text:p>Stream: class moa.streams.generators.RandomTreeGenerator -o 16 -u 16</text:p>
          </table:table-cell>
          <table:table-cell table:number-columns-repeated="12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12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12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12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2.4180155</text:p>
          </table:table-cell>
          <table:table-cell office:value-type="string">
            <text:p>41356.22786537142</text:p>
          </table:table-cell>
          <table:table-cell office:value-type="string">
            <text:p>2.4180155</text:p>
          </table:table-cell>
          <table:table-cell office:value-type="string">
            <text:p>41356.22786537142</text:p>
          </table:table-cell>
          <table:table-cell office:value-type="string">
            <text:p>0.4836031</text:p>
          </table:table-cell>
          <table:table-cell office:value-type="string">
            <text:p>2067.811393268571</text:p>
          </table:table-cell>
          <table:table-cell office:value-type="string">
            <text:p>1000.0</text:p>
          </table:table-cell>
          <table:table-cell office:value-type="string">
            <text:p>61.7</text:p>
          </table:table-cell>
          <table:table-cell office:value-type="string">
            <text:p>22.7511093182735</text:p>
          </table:table-cell>
          <table:table-cell office:value-type="string">
            <text:p>26.76864244741874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4.5864294</text:p>
          </table:table-cell>
          <table:table-cell office:value-type="string">
            <text:p>43606.90693287462</text:p>
          </table:table-cell>
          <table:table-cell office:value-type="string">
            <text:p>2.1684139</text:p>
          </table:table-cell>
          <table:table-cell office:value-type="string">
            <text:p>46116.65697217676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59.0</text:p>
          </table:table-cell>
          <table:table-cell office:value-type="string">
            <text:p>13.952316991269303</text:p>
          </table:table-cell>
          <table:table-cell office:value-type="string">
            <text:p>14.046121593291394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6.6924429</text:p>
          </table:table-cell>
          <table:table-cell office:value-type="string">
            <text:p>44826.680553374616</text:p>
          </table:table-cell>
          <table:table-cell office:value-type="string">
            <text:p>2.1060135</text:p>
          </table:table-cell>
          <table:table-cell office:value-type="string">
            <text:p>47483.07643801904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60.099999999999994</text:p>
          </table:table-cell>
          <table:table-cell office:value-type="string">
            <text:p>16.98223128459074</text:p>
          </table:table-cell>
          <table:table-cell office:value-type="string">
            <text:p>18.404907975460116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8.5956551</text:p>
          </table:table-cell>
          <table:table-cell office:value-type="string">
            <text:p>46535.138432904314</text:p>
          </table:table-cell>
          <table:table-cell office:value-type="string">
            <text:p>1.9032122</text:p>
          </table:table-cell>
          <table:table-cell office:value-type="string">
            <text:p>52542.74851748008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61.3</text:p>
          </table:table-cell>
          <table:table-cell office:value-type="string">
            <text:p>21.83776185359627</text:p>
          </table:table-cell>
          <table:table-cell office:value-type="string">
            <text:p>25.71976967370442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10.608068</text:p>
          </table:table-cell>
          <table:table-cell office:value-type="string">
            <text:p>47133.93617009243</text:p>
          </table:table-cell>
          <table:table-cell office:value-type="string">
            <text:p>2.0124129</text:p>
          </table:table-cell>
          <table:table-cell office:value-type="string">
            <text:p>49691.591621182706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60.099999999999994</text:p>
          </table:table-cell>
          <table:table-cell office:value-type="string">
            <text:p>18.611292428198432</text:p>
          </table:table-cell>
          <table:table-cell office:value-type="string">
            <text:p>20.199999999999996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12.7452817</text:p>
          </table:table-cell>
          <table:table-cell office:value-type="string">
            <text:p>47076.24469375204</text:p>
          </table:table-cell>
          <table:table-cell office:value-type="string">
            <text:p>2.1372137</text:p>
          </table:table-cell>
          <table:table-cell office:value-type="string">
            <text:p>46789.89284038371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59.199999999999996</text:p>
          </table:table-cell>
          <table:table-cell office:value-type="string">
            <text:p>15.82213712738916</text:p>
          </table:table-cell>
          <table:table-cell office:value-type="string">
            <text:p>14.822546972860115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15.2100975</text:p>
          </table:table-cell>
          <table:table-cell office:value-type="string">
            <text:p>46022.0587014646</text:p>
          </table:table-cell>
          <table:table-cell office:value-type="string">
            <text:p>2.4648158</text:p>
          </table:table-cell>
          <table:table-cell office:value-type="string">
            <text:p>40570.98303248462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61.3</text:p>
          </table:table-cell>
          <table:table-cell office:value-type="string">
            <text:p>20.044626255113403</text:p>
          </table:table-cell>
          <table:table-cell office:value-type="string">
            <text:p>20.85889570552147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17.5657126</text:p>
          </table:table-cell>
          <table:table-cell office:value-type="string">
            <text:p>45543.27047341079</text:p>
          </table:table-cell>
          <table:table-cell office:value-type="string">
            <text:p>2.3556151</text:p>
          </table:table-cell>
          <table:table-cell office:value-type="string">
            <text:p>42451.75708034814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59.4</text:p>
          </table:table-cell>
          <table:table-cell office:value-type="string">
            <text:p>20.41494003677378</text:p>
          </table:table-cell>
          <table:table-cell office:value-type="string">
            <text:p>19.92110453648915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19.7029263</text:p>
          </table:table-cell>
          <table:table-cell office:value-type="string">
            <text:p>45678.49396056463</text:p>
          </table:table-cell>
          <table:table-cell office:value-type="string">
            <text:p>2.1372137</text:p>
          </table:table-cell>
          <table:table-cell office:value-type="string">
            <text:p>46789.89284038371</text:p>
          </table:table-cell>
          <table:table-cell office:value-type="string">
            <text:p>0.3276021</text:p>
          </table:table-cell>
          <table:table-cell office:value-type="string">
            <text:p>3052.4834853012235</text:p>
          </table:table-cell>
          <table:table-cell office:value-type="string">
            <text:p>1000.0</text:p>
          </table:table-cell>
          <table:table-cell office:value-type="string">
            <text:p>63.5</text:p>
          </table:table-cell>
          <table:table-cell office:value-type="string">
            <text:p>25.477961893717282</text:p>
          </table:table-cell>
          <table:table-cell office:value-type="string">
            <text:p>27.14570858283433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21.855740100000002</text:p>
          </table:table-cell>
          <table:table-cell office:value-type="string">
            <text:p>45754.57044348729</text:p>
          </table:table-cell>
          <table:table-cell office:value-type="string">
            <text:p>2.1528138</text:p>
          </table:table-cell>
          <table:table-cell office:value-type="string">
            <text:p>46450.83564588818</text:p>
          </table:table-cell>
          <table:table-cell office:value-type="string">
            <text:p>0.2184014</text:p>
          </table:table-cell>
          <table:table-cell office:value-type="string">
            <text:p>4578.725227951835</text:p>
          </table:table-cell>
          <table:table-cell office:value-type="string">
            <text:p>1000.0</text:p>
          </table:table-cell>
          <table:table-cell office:value-type="string">
            <text:p>60.8</text:p>
          </table:table-cell>
          <table:table-cell office:value-type="string">
            <text:p>21.041606239324505</text:p>
          </table:table-cell>
          <table:table-cell office:value-type="string">
            <text:p>24.760076775431862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------Classifier:meta.WEKAClassifier -l (weka.classifiers.lazy.IBk -K 32 -W 128 -A "org.stream_gpu.float_knn.float_search.LinearNNSearch_Float -A \"weka.core.EuclideanDistance -R first-last\"")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3.7128238</text:p>
          </table:table-cell>
          <table:table-cell office:value-type="string">
            <text:p>26933.677811481386</text:p>
          </table:table-cell>
          <table:table-cell office:value-type="string">
            <text:p>3.7128238</text:p>
          </table:table-cell>
          <table:table-cell office:value-type="string">
            <text:p>26933.677811481386</text:p>
          </table:table-cell>
          <table:table-cell office:value-type="string">
            <text:p>0.2340015</text:p>
          </table:table-cell>
          <table:table-cell office:value-type="string">
            <text:p>4273.476879421713</text:p>
          </table:table-cell>
          <table:table-cell office:value-type="string">
            <text:p>1000.0</text:p>
          </table:table-cell>
          <table:table-cell office:value-type="string">
            <text:p>61.9</text:p>
          </table:table-cell>
          <table:table-cell office:value-type="string">
            <text:p>23.154497781363457</text:p>
          </table:table-cell>
          <table:table-cell office:value-type="string">
            <text:p>27.15105162523901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7.082445399999999</text:p>
          </table:table-cell>
          <table:table-cell office:value-type="string">
            <text:p>28238.834004989298</text:p>
          </table:table-cell>
          <table:table-cell office:value-type="string">
            <text:p>3.3696216</text:p>
          </table:table-cell>
          <table:table-cell office:value-type="string">
            <text:p>29676.922773761897</text:p>
          </table:table-cell>
          <table:table-cell office:value-type="string">
            <text:p>0.0936006</text:p>
          </table:table-cell>
          <table:table-cell office:value-type="string">
            <text:p>10683.692198554281</text:p>
          </table:table-cell>
          <table:table-cell office:value-type="string">
            <text:p>1000.0</text:p>
          </table:table-cell>
          <table:table-cell office:value-type="string">
            <text:p>59.4</text:p>
          </table:table-cell>
          <table:table-cell office:value-type="string">
            <text:p>14.84184914841848</text:p>
          </table:table-cell>
          <table:table-cell office:value-type="string">
            <text:p>14.884696016771478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10.654868299999999</text:p>
          </table:table-cell>
          <table:table-cell office:value-type="string">
            <text:p>28156.143422251407</text:p>
          </table:table-cell>
          <table:table-cell office:value-type="string">
            <text:p>3.5724229</text:p>
          </table:table-cell>
          <table:table-cell office:value-type="string">
            <text:p>27992.20663376668</text:p>
          </table:table-cell>
          <table:table-cell office:value-type="string">
            <text:p>0.1248008</text:p>
          </table:table-cell>
          <table:table-cell office:value-type="string">
            <text:p>8012.769148915711</text:p>
          </table:table-cell>
          <table:table-cell office:value-type="string">
            <text:p>1000.0</text:p>
          </table:table-cell>
          <table:table-cell office:value-type="string">
            <text:p>60.0</text:p>
          </table:table-cell>
          <table:table-cell office:value-type="string">
            <text:p>16.763775595138995</text:p>
          </table:table-cell>
          <table:table-cell office:value-type="string">
            <text:p>18.200408997955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14.180490899999999</text:p>
          </table:table-cell>
          <table:table-cell office:value-type="string">
            <text:p>28207.768181001407</text:p>
          </table:table-cell>
          <table:table-cell office:value-type="string">
            <text:p>3.5256226</text:p>
          </table:table-cell>
          <table:table-cell office:value-type="string">
            <text:p>28363.784597931724</text:p>
          </table:table-cell>
          <table:table-cell office:value-type="string">
            <text:p>0.1092007</text:p>
          </table:table-cell>
          <table:table-cell office:value-type="string">
            <text:p>9157.45045590367</text:p>
          </table:table-cell>
          <table:table-cell office:value-type="string">
            <text:p>1000.0</text:p>
          </table:table-cell>
          <table:table-cell office:value-type="string">
            <text:p>60.8</text:p>
          </table:table-cell>
          <table:table-cell office:value-type="string">
            <text:p>20.83526869559949</text:p>
          </table:table-cell>
          <table:table-cell office:value-type="string">
            <text:p>24.760076775431862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17.784114</text:p>
          </table:table-cell>
          <table:table-cell office:value-type="string">
            <text:p>28114.979469879694</text:p>
          </table:table-cell>
          <table:table-cell office:value-type="string">
            <text:p>3.6036231</text:p>
          </table:table-cell>
          <table:table-cell office:value-type="string">
            <text:p>27749.84986637476</text:p>
          </table:table-cell>
          <table:table-cell office:value-type="string">
            <text:p>0.1248008</text:p>
          </table:table-cell>
          <table:table-cell office:value-type="string">
            <text:p>8012.769148915711</text:p>
          </table:table-cell>
          <table:table-cell office:value-type="string">
            <text:p>1000.0</text:p>
          </table:table-cell>
          <table:table-cell office:value-type="string">
            <text:p>60.199999999999996</text:p>
          </table:table-cell>
          <table:table-cell office:value-type="string">
            <text:p>18.83547256924475</text:p>
          </table:table-cell>
          <table:table-cell office:value-type="string">
            <text:p>20.399999999999995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21.184935799999998</text:p>
          </table:table-cell>
          <table:table-cell office:value-type="string">
            <text:p>28322.011719289705</text:p>
          </table:table-cell>
          <table:table-cell office:value-type="string">
            <text:p>3.4008218</text:p>
          </table:table-cell>
          <table:table-cell office:value-type="string">
            <text:p>29404.65742721362</text:p>
          </table:table-cell>
          <table:table-cell office:value-type="string">
            <text:p>0.1092007</text:p>
          </table:table-cell>
          <table:table-cell office:value-type="string">
            <text:p>9157.45045590367</text:p>
          </table:table-cell>
          <table:table-cell office:value-type="string">
            <text:p>1000.0</text:p>
          </table:table-cell>
          <table:table-cell office:value-type="string">
            <text:p>59.4</text:p>
          </table:table-cell>
          <table:table-cell office:value-type="string">
            <text:p>16.27484945970469</text:p>
          </table:table-cell>
          <table:table-cell office:value-type="string">
            <text:p>15.240083507306881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24.772958799999998</text:p>
          </table:table-cell>
          <table:table-cell office:value-type="string">
            <text:p>28256.616646050374</text:p>
          </table:table-cell>
          <table:table-cell office:value-type="string">
            <text:p>3.588023</text:p>
          </table:table-cell>
          <table:table-cell office:value-type="string">
            <text:p>27870.50138753291</text:p>
          </table:table-cell>
          <table:table-cell office:value-type="string">
            <text:p>0.1092007</text:p>
          </table:table-cell>
          <table:table-cell office:value-type="string">
            <text:p>9157.45045590367</text:p>
          </table:table-cell>
          <table:table-cell office:value-type="string">
            <text:p>1000.0</text:p>
          </table:table-cell>
          <table:table-cell office:value-type="string">
            <text:p>61.4</text:p>
          </table:table-cell>
          <table:table-cell office:value-type="string">
            <text:p>20.235738522005423</text:p>
          </table:table-cell>
          <table:table-cell office:value-type="string">
            <text:p>21.06339468302658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28.360981799999998</text:p>
          </table:table-cell>
          <table:table-cell office:value-type="string">
            <text:p>28207.768181001407</text:p>
          </table:table-cell>
          <table:table-cell office:value-type="string">
            <text:p>3.588023</text:p>
          </table:table-cell>
          <table:table-cell office:value-type="string">
            <text:p>27870.50138753291</text:p>
          </table:table-cell>
          <table:table-cell office:value-type="string">
            <text:p>0.156001</text:p>
          </table:table-cell>
          <table:table-cell office:value-type="string">
            <text:p>6410.21531913257</text:p>
          </table:table-cell>
          <table:table-cell office:value-type="string">
            <text:p>1000.0</text:p>
          </table:table-cell>
          <table:table-cell office:value-type="string">
            <text:p>59.5</text:p>
          </table:table-cell>
          <table:table-cell office:value-type="string">
            <text:p>20.593217680459254</text:p>
          </table:table-cell>
          <table:table-cell office:value-type="string">
            <text:p>20.118343195266267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31.933404699999997</text:p>
          </table:table-cell>
          <table:table-cell office:value-type="string">
            <text:p>28183.65308851643</text:p>
          </table:table-cell>
          <table:table-cell office:value-type="string">
            <text:p>3.5724229</text:p>
          </table:table-cell>
          <table:table-cell office:value-type="string">
            <text:p>27992.20663376668</text:p>
          </table:table-cell>
          <table:table-cell office:value-type="string">
            <text:p>0.0936006</text:p>
          </table:table-cell>
          <table:table-cell office:value-type="string">
            <text:p>10683.692198554281</text:p>
          </table:table-cell>
          <table:table-cell office:value-type="string">
            <text:p>1000.0</text:p>
          </table:table-cell>
          <table:table-cell office:value-type="string">
            <text:p>63.1</text:p>
          </table:table-cell>
          <table:table-cell office:value-type="string">
            <text:p>24.66128202405939</text:p>
          </table:table-cell>
          <table:table-cell office:value-type="string">
            <text:p>26.34730538922156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5.427827099999995</text:p>
          </table:table-cell>
          <table:table-cell office:value-type="string">
            <text:p>28226.39946777882</text:p>
          </table:table-cell>
          <table:table-cell office:value-type="string">
            <text:p>3.4944224</text:p>
          </table:table-cell>
          <table:table-cell office:value-type="string">
            <text:p>28617.032674698974</text:p>
          </table:table-cell>
          <table:table-cell office:value-type="string">
            <text:p>0.1248008</text:p>
          </table:table-cell>
          <table:table-cell office:value-type="string">
            <text:p>8012.769148915711</text:p>
          </table:table-cell>
          <table:table-cell office:value-type="string">
            <text:p>1000.0</text:p>
          </table:table-cell>
          <table:table-cell office:value-type="string">
            <text:p>60.699999999999996</text:p>
          </table:table-cell>
          <table:table-cell office:value-type="string">
            <text:p>20.905182823745346</text:p>
          </table:table-cell>
          <table:table-cell office:value-type="string">
            <text:p>24.56813819577735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Test : window=128 k =32</text:p>
          </table:table-cell>
          <table:table-cell table:number-columns-repeated="12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12"/>
        </table:table-row>
        <table:table-row table:style-name="ro1">
          <table:table-cell office:value-type="string">
            <text:p>Stream: class moa.streams.generators.RandomTreeGenerator -o 32 -u 32</text:p>
          </table:table-cell>
          <table:table-cell table:number-columns-repeated="12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12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12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12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3.0732197</text:p>
          </table:table-cell>
          <table:table-cell office:value-type="string">
            <text:p>32539.164056510504</text:p>
          </table:table-cell>
          <table:table-cell office:value-type="string">
            <text:p>3.0732197</text:p>
          </table:table-cell>
          <table:table-cell office:value-type="string">
            <text:p>32539.164056510504</text:p>
          </table:table-cell>
          <table:table-cell office:value-type="string">
            <text:p>0.5928038</text:p>
          </table:table-cell>
          <table:table-cell office:value-type="string">
            <text:p>1686.8987681927815</text:p>
          </table:table-cell>
          <table:table-cell office:value-type="string">
            <text:p>1000.0</text:p>
          </table:table-cell>
          <table:table-cell office:value-type="string">
            <text:p>55.1</text:p>
          </table:table-cell>
          <table:table-cell office:value-type="string">
            <text:p>8.785815280102725</text:p>
          </table:table-cell>
          <table:table-cell office:value-type="string">
            <text:p>13.819577735124772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6.0996391</text:p>
          </table:table-cell>
          <table:table-cell office:value-type="string">
            <text:p>32788.82516180343</text:p>
          </table:table-cell>
          <table:table-cell office:value-type="string">
            <text:p>3.0264194</text:p>
          </table:table-cell>
          <table:table-cell office:value-type="string">
            <text:p>33042.34700583799</text:p>
          </table:table-cell>
          <table:table-cell office:value-type="string">
            <text:p>0.3432022</text:p>
          </table:table-cell>
          <table:table-cell office:value-type="string">
            <text:p>2913.73423596935</text:p>
          </table:table-cell>
          <table:table-cell office:value-type="string">
            <text:p>1000.0</text:p>
          </table:table-cell>
          <table:table-cell office:value-type="string">
            <text:p>55.300000000000004</text:p>
          </table:table-cell>
          <table:table-cell office:value-type="string">
            <text:p>10.302923281909695</text:p>
          </table:table-cell>
          <table:table-cell office:value-type="string">
            <text:p>8.401639344262303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9.516061</text:p>
          </table:table-cell>
          <table:table-cell office:value-type="string">
            <text:p>31525.649110488044</text:p>
          </table:table-cell>
          <table:table-cell office:value-type="string">
            <text:p>3.4164219</text:p>
          </table:table-cell>
          <table:table-cell office:value-type="string">
            <text:p>29270.389585080226</text:p>
          </table:table-cell>
          <table:table-cell office:value-type="string">
            <text:p>0.3432022</text:p>
          </table:table-cell>
          <table:table-cell office:value-type="string">
            <text:p>2913.73423596935</text:p>
          </table:table-cell>
          <table:table-cell office:value-type="string">
            <text:p>1000.0</text:p>
          </table:table-cell>
          <table:table-cell office:value-type="string">
            <text:p>57.49999999999999</text:p>
          </table:table-cell>
          <table:table-cell office:value-type="string">
            <text:p>15.37977556725415</text:p>
          </table:table-cell>
          <table:table-cell office:value-type="string">
            <text:p>14.829659318637264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12.324079000000001</text:p>
          </table:table-cell>
          <table:table-cell office:value-type="string">
            <text:p>32456.78642598769</text:p>
          </table:table-cell>
          <table:table-cell office:value-type="string">
            <text:p>2.808018</text:p>
          </table:table-cell>
          <table:table-cell office:value-type="string">
            <text:p>35612.307328514275</text:p>
          </table:table-cell>
          <table:table-cell office:value-type="string">
            <text:p>0.4524029</text:p>
          </table:table-cell>
          <table:table-cell office:value-type="string">
            <text:p>2210.419075562955</text:p>
          </table:table-cell>
          <table:table-cell office:value-type="string">
            <text:p>1000.0</text:p>
          </table:table-cell>
          <table:table-cell office:value-type="string">
            <text:p>57.49999999999999</text:p>
          </table:table-cell>
          <table:table-cell office:value-type="string">
            <text:p>13.158970167552086</text:p>
          </table:table-cell>
          <table:table-cell office:value-type="string">
            <text:p>15.338645418326685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14.788894800000001</text:p>
          </table:table-cell>
          <table:table-cell office:value-type="string">
            <text:p>33809.15252707051</text:p>
          </table:table-cell>
          <table:table-cell office:value-type="string">
            <text:p>2.4648158</text:p>
          </table:table-cell>
          <table:table-cell office:value-type="string">
            <text:p>40570.98303248462</text:p>
          </table:table-cell>
          <table:table-cell office:value-type="string">
            <text:p>0.4524029</text:p>
          </table:table-cell>
          <table:table-cell office:value-type="string">
            <text:p>2210.419075562955</text:p>
          </table:table-cell>
          <table:table-cell office:value-type="string">
            <text:p>1000.0</text:p>
          </table:table-cell>
          <table:table-cell office:value-type="string">
            <text:p>57.699999999999996</text:p>
          </table:table-cell>
          <table:table-cell office:value-type="string">
            <text:p>14.837930340245617</text:p>
          </table:table-cell>
          <table:table-cell office:value-type="string">
            <text:p>14.889336016096571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17.456511900000002</text:p>
          </table:table-cell>
          <table:table-cell office:value-type="string">
            <text:p>34371.12771652852</text:p>
          </table:table-cell>
          <table:table-cell office:value-type="string">
            <text:p>2.6676171</text:p>
          </table:table-cell>
          <table:table-cell office:value-type="string">
            <text:p>37486.63929317292</text:p>
          </table:table-cell>
          <table:table-cell office:value-type="string">
            <text:p>0.3588023</text:p>
          </table:table-cell>
          <table:table-cell office:value-type="string">
            <text:p>2787.050138753291</text:p>
          </table:table-cell>
          <table:table-cell office:value-type="string">
            <text:p>1000.0</text:p>
          </table:table-cell>
          <table:table-cell office:value-type="string">
            <text:p>55.800000000000004</text:p>
          </table:table-cell>
          <table:table-cell office:value-type="string">
            <text:p>11.68478260869567</text:p>
          </table:table-cell>
          <table:table-cell office:value-type="string">
            <text:p>17.073170731707325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19.624925800000003</text:p>
          </table:table-cell>
          <table:table-cell office:value-type="string">
            <text:p>35668.924669259126</text:p>
          </table:table-cell>
          <table:table-cell office:value-type="string">
            <text:p>2.1684139</text:p>
          </table:table-cell>
          <table:table-cell office:value-type="string">
            <text:p>46116.65697217676</text:p>
          </table:table-cell>
          <table:table-cell office:value-type="string">
            <text:p>0.4992032</text:p>
          </table:table-cell>
          <table:table-cell office:value-type="string">
            <text:p>2003.1922872289279</text:p>
          </table:table-cell>
          <table:table-cell office:value-type="string">
            <text:p>1000.0</text:p>
          </table:table-cell>
          <table:table-cell office:value-type="string">
            <text:p>51.800000000000004</text:p>
          </table:table-cell>
          <table:table-cell office:value-type="string">
            <text:p>1.0738210954945517</text:p>
          </table:table-cell>
          <table:table-cell office:value-type="string">
            <text:p>3.212851405622493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22.6513452</text:p>
          </table:table-cell>
          <table:table-cell office:value-type="string">
            <text:p>35317.99073902242</text:p>
          </table:table-cell>
          <table:table-cell office:value-type="string">
            <text:p>3.0264194</text:p>
          </table:table-cell>
          <table:table-cell office:value-type="string">
            <text:p>33042.34700583799</text:p>
          </table:table-cell>
          <table:table-cell office:value-type="string">
            <text:p>0.5772037</text:p>
          </table:table-cell>
          <table:table-cell office:value-type="string">
            <text:p>1732.4906267925865</text:p>
          </table:table-cell>
          <table:table-cell office:value-type="string">
            <text:p>1000.0</text:p>
          </table:table-cell>
          <table:table-cell office:value-type="string">
            <text:p>53.2</text:p>
          </table:table-cell>
          <table:table-cell office:value-type="string">
            <text:p>5.827430779137172</text:p>
          </table:table-cell>
          <table:table-cell office:value-type="string">
            <text:p>5.263157894736847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28.1893807</text:p>
          </table:table-cell>
          <table:table-cell office:value-type="string">
            <text:p>31926.91636535314</text:p>
          </table:table-cell>
          <table:table-cell office:value-type="string">
            <text:p>5.5380355</text:p>
          </table:table-cell>
          <table:table-cell office:value-type="string">
            <text:p>18056.944560936816</text:p>
          </table:table-cell>
          <table:table-cell office:value-type="string">
            <text:p>0.4992032</text:p>
          </table:table-cell>
          <table:table-cell office:value-type="string">
            <text:p>2003.1922872289279</text:p>
          </table:table-cell>
          <table:table-cell office:value-type="string">
            <text:p>1000.0</text:p>
          </table:table-cell>
          <table:table-cell office:value-type="string">
            <text:p>56.00000000000001</text:p>
          </table:table-cell>
          <table:table-cell office:value-type="string">
            <text:p>10.16007840574976</text:p>
          </table:table-cell>
          <table:table-cell office:value-type="string">
            <text:p>8.7136929460581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3.1190123</text:p>
          </table:table-cell>
          <table:table-cell office:value-type="string">
            <text:p>30194.13716030414</text:p>
          </table:table-cell>
          <table:table-cell office:value-type="string">
            <text:p>4.9296316</text:p>
          </table:table-cell>
          <table:table-cell office:value-type="string">
            <text:p>20285.49151624231</text:p>
          </table:table-cell>
          <table:table-cell office:value-type="string">
            <text:p>0.3432022</text:p>
          </table:table-cell>
          <table:table-cell office:value-type="string">
            <text:p>2913.73423596935</text:p>
          </table:table-cell>
          <table:table-cell office:value-type="string">
            <text:p>1000.0</text:p>
          </table:table-cell>
          <table:table-cell office:value-type="string">
            <text:p>55.50000000000001</text:p>
          </table:table-cell>
          <table:table-cell office:value-type="string">
            <text:p>9.607228171669078</text:p>
          </table:table-cell>
          <table:table-cell office:value-type="string">
            <text:p>5.5201698513800475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------Classifier:meta.WEKAClassifier -l (weka.classifiers.lazy.IBk -K 32 -W 128 -A "org.stream_gpu.float_knn.float_search.LinearNNSearch_Float -A \"weka.core.EuclideanDistance -R first-last\"")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7.020045</text:p>
          </table:table-cell>
          <table:table-cell office:value-type="string">
            <text:p>14244.92293140571</text:p>
          </table:table-cell>
          <table:table-cell office:value-type="string">
            <text:p>7.020045</text:p>
          </table:table-cell>
          <table:table-cell office:value-type="string">
            <text:p>14244.92293140571</text:p>
          </table:table-cell>
          <table:table-cell office:value-type="string">
            <text:p>0.3276021</text:p>
          </table:table-cell>
          <table:table-cell office:value-type="string">
            <text:p>3052.4834853012235</text:p>
          </table:table-cell>
          <table:table-cell office:value-type="string">
            <text:p>1000.0</text:p>
          </table:table-cell>
          <table:table-cell office:value-type="string">
            <text:p>55.00000000000001</text:p>
          </table:table-cell>
          <table:table-cell office:value-type="string">
            <text:p>8.56371889642505</text:p>
          </table:table-cell>
          <table:table-cell office:value-type="string">
            <text:p>13.627639155470261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13.8216886</text:p>
          </table:table-cell>
          <table:table-cell office:value-type="string">
            <text:p>14470.012007071264</text:p>
          </table:table-cell>
          <table:table-cell office:value-type="string">
            <text:p>6.8016436</text:p>
          </table:table-cell>
          <table:table-cell office:value-type="string">
            <text:p>14702.32871360681</text:p>
          </table:table-cell>
          <table:table-cell office:value-type="string">
            <text:p>0.2496016</text:p>
          </table:table-cell>
          <table:table-cell office:value-type="string">
            <text:p>4006.3845744578557</text:p>
          </table:table-cell>
          <table:table-cell office:value-type="string">
            <text:p>1000.0</text:p>
          </table:table-cell>
          <table:table-cell office:value-type="string">
            <text:p>55.00000000000001</text:p>
          </table:table-cell>
          <table:table-cell office:value-type="string">
            <text:p>9.702379041320205</text:p>
          </table:table-cell>
          <table:table-cell office:value-type="string">
            <text:p>7.786885245901646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20.5765319</text:p>
          </table:table-cell>
          <table:table-cell office:value-type="string">
            <text:p>14579.716419558537</text:p>
          </table:table-cell>
          <table:table-cell office:value-type="string">
            <text:p>6.7548433</text:p>
          </table:table-cell>
          <table:table-cell office:value-type="string">
            <text:p>14804.19242293896</text:p>
          </table:table-cell>
          <table:table-cell office:value-type="string">
            <text:p>0.2340015</text:p>
          </table:table-cell>
          <table:table-cell office:value-type="string">
            <text:p>4273.476879421713</text:p>
          </table:table-cell>
          <table:table-cell office:value-type="string">
            <text:p>1000.0</text:p>
          </table:table-cell>
          <table:table-cell office:value-type="string">
            <text:p>57.3</text:p>
          </table:table-cell>
          <table:table-cell office:value-type="string">
            <text:p>15.004578207731178</text:p>
          </table:table-cell>
          <table:table-cell office:value-type="string">
            <text:p>14.42885771543085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27.2689748</text:p>
          </table:table-cell>
          <table:table-cell office:value-type="string">
            <text:p>14668.684940806796</text:p>
          </table:table-cell>
          <table:table-cell office:value-type="string">
            <text:p>6.6924429</text:p>
          </table:table-cell>
          <table:table-cell office:value-type="string">
            <text:p>14942.226851124871</text:p>
          </table:table-cell>
          <table:table-cell office:value-type="string">
            <text:p>0.2028013</text:p>
          </table:table-cell>
          <table:table-cell office:value-type="string">
            <text:p>4930.934860871208</text:p>
          </table:table-cell>
          <table:table-cell office:value-type="string">
            <text:p>1000.0</text:p>
          </table:table-cell>
          <table:table-cell office:value-type="string">
            <text:p>57.4</text:p>
          </table:table-cell>
          <table:table-cell office:value-type="string">
            <text:p>12.947523295733196</text:p>
          </table:table-cell>
          <table:table-cell office:value-type="string">
            <text:p>15.139442231075689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33.524614899999996</text:p>
          </table:table-cell>
          <table:table-cell office:value-type="string">
            <text:p>14914.414423295882</text:p>
          </table:table-cell>
          <table:table-cell office:value-type="string">
            <text:p>6.2556401</text:p>
          </table:table-cell>
          <table:table-cell office:value-type="string">
            <text:p>15985.574361926609</text:p>
          </table:table-cell>
          <table:table-cell office:value-type="string">
            <text:p>0.2184014</text:p>
          </table:table-cell>
          <table:table-cell office:value-type="string">
            <text:p>4578.725227951835</text:p>
          </table:table-cell>
          <table:table-cell office:value-type="string">
            <text:p>1000.0</text:p>
          </table:table-cell>
          <table:table-cell office:value-type="string">
            <text:p>57.49999999999999</text:p>
          </table:table-cell>
          <table:table-cell office:value-type="string">
            <text:p>14.435272800483185</text:p>
          </table:table-cell>
          <table:table-cell office:value-type="string">
            <text:p>14.48692152917504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40.4198591</text:p>
          </table:table-cell>
          <table:table-cell office:value-type="string">
            <text:p>14844.188311383798</text:p>
          </table:table-cell>
          <table:table-cell office:value-type="string">
            <text:p>6.8952442</text:p>
          </table:table-cell>
          <table:table-cell office:value-type="string">
            <text:p>14502.74959079767</text:p>
          </table:table-cell>
          <table:table-cell office:value-type="string">
            <text:p>0.2340015</text:p>
          </table:table-cell>
          <table:table-cell office:value-type="string">
            <text:p>4273.476879421713</text:p>
          </table:table-cell>
          <table:table-cell office:value-type="string">
            <text:p>1000.0</text:p>
          </table:table-cell>
          <table:table-cell office:value-type="string">
            <text:p>55.900000000000006</text:p>
          </table:table-cell>
          <table:table-cell office:value-type="string">
            <text:p>11.871912519384187</text:p>
          </table:table-cell>
          <table:table-cell office:value-type="string">
            <text:p>17.260787992495317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47.4087039</text:p>
          </table:table-cell>
          <table:table-cell office:value-type="string">
            <text:p>14765.221202345505</text:p>
          </table:table-cell>
          <table:table-cell office:value-type="string">
            <text:p>6.9888448</text:p>
          </table:table-cell>
          <table:table-cell office:value-type="string">
            <text:p>14308.516337349487</text:p>
          </table:table-cell>
          <table:table-cell office:value-type="string">
            <text:p>0.2340015</text:p>
          </table:table-cell>
          <table:table-cell office:value-type="string">
            <text:p>4273.476879421713</text:p>
          </table:table-cell>
          <table:table-cell office:value-type="string">
            <text:p>1000.0</text:p>
          </table:table-cell>
          <table:table-cell office:value-type="string">
            <text:p>52.0</text:p>
          </table:table-cell>
          <table:table-cell office:value-type="string">
            <text:p>1.4843031656377281</text:p>
          </table:table-cell>
          <table:table-cell office:value-type="string">
            <text:p>3.6144578313253044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54.3039481</text:p>
          </table:table-cell>
          <table:table-cell office:value-type="string">
            <text:p>14731.893867584187</text:p>
          </table:table-cell>
          <table:table-cell office:value-type="string">
            <text:p>6.8952442</text:p>
          </table:table-cell>
          <table:table-cell office:value-type="string">
            <text:p>14502.74959079767</text:p>
          </table:table-cell>
          <table:table-cell office:value-type="string">
            <text:p>0.2496016</text:p>
          </table:table-cell>
          <table:table-cell office:value-type="string">
            <text:p>4006.3845744578557</text:p>
          </table:table-cell>
          <table:table-cell office:value-type="string">
            <text:p>1000.0</text:p>
          </table:table-cell>
          <table:table-cell office:value-type="string">
            <text:p>53.300000000000004</text:p>
          </table:table-cell>
          <table:table-cell office:value-type="string">
            <text:p>6.025628642261518</text:p>
          </table:table-cell>
          <table:table-cell office:value-type="string">
            <text:p>5.465587044534418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61.1679921</text:p>
          </table:table-cell>
          <table:table-cell office:value-type="string">
            <text:p>14713.57762616504</text:p>
          </table:table-cell>
          <table:table-cell office:value-type="string">
            <text:p>6.864044</text:p>
          </table:table-cell>
          <table:table-cell office:value-type="string">
            <text:p>14568.67117984675</text:p>
          </table:table-cell>
          <table:table-cell office:value-type="string">
            <text:p>0.2340015</text:p>
          </table:table-cell>
          <table:table-cell office:value-type="string">
            <text:p>4273.476879421713</text:p>
          </table:table-cell>
          <table:table-cell office:value-type="string">
            <text:p>1000.0</text:p>
          </table:table-cell>
          <table:table-cell office:value-type="string">
            <text:p>55.900000000000006</text:p>
          </table:table-cell>
          <table:table-cell office:value-type="string">
            <text:p>9.94412860223485</text:p>
          </table:table-cell>
          <table:table-cell office:value-type="string">
            <text:p>8.506224066390049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67.9228354</text:p>
          </table:table-cell>
          <table:table-cell office:value-type="string">
            <text:p>14722.5891574014</text:p>
          </table:table-cell>
          <table:table-cell office:value-type="string">
            <text:p>6.7548433</text:p>
          </table:table-cell>
          <table:table-cell office:value-type="string">
            <text:p>14804.19242293896</text:p>
          </table:table-cell>
          <table:table-cell office:value-type="string">
            <text:p>0.2496016</text:p>
          </table:table-cell>
          <table:table-cell office:value-type="string">
            <text:p>4006.3845744578557</text:p>
          </table:table-cell>
          <table:table-cell office:value-type="string">
            <text:p>1000.0</text:p>
          </table:table-cell>
          <table:table-cell office:value-type="string">
            <text:p>55.60000000000001</text:p>
          </table:table-cell>
          <table:table-cell office:value-type="string">
            <text:p>9.814754631134228</text:p>
          </table:table-cell>
          <table:table-cell office:value-type="string">
            <text:p>5.732484076433127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Test : window=128 k =32</text:p>
          </table:table-cell>
          <table:table-cell table:number-columns-repeated="12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12"/>
        </table:table-row>
        <table:table-row table:style-name="ro1">
          <table:table-cell office:value-type="string">
            <text:p>Stream: class moa.streams.generators.RandomTreeGenerator -o 64 -u 64</text:p>
          </table:table-cell>
          <table:table-cell table:number-columns-repeated="12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12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12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12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5.8500375</text:p>
          </table:table-cell>
          <table:table-cell office:value-type="string">
            <text:p>17093.907517686854</text:p>
          </table:table-cell>
          <table:table-cell office:value-type="string">
            <text:p>5.8500375</text:p>
          </table:table-cell>
          <table:table-cell office:value-type="string">
            <text:p>17093.907517686854</text:p>
          </table:table-cell>
          <table:table-cell office:value-type="string">
            <text:p>0.468003</text:p>
          </table:table-cell>
          <table:table-cell office:value-type="string">
            <text:p>2136.7384397108567</text:p>
          </table:table-cell>
          <table:table-cell office:value-type="string">
            <text:p>1000.0</text:p>
          </table:table-cell>
          <table:table-cell office:value-type="string">
            <text:p>53.5</text:p>
          </table:table-cell>
          <table:table-cell office:value-type="string">
            <text:p>3.777707881536918</text:p>
          </table:table-cell>
          <table:table-cell office:value-type="string">
            <text:p>5.8704453441295605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10.7016686</text:p>
          </table:table-cell>
          <table:table-cell office:value-type="string">
            <text:p>18688.67439980341</text:p>
          </table:table-cell>
          <table:table-cell office:value-type="string">
            <text:p>4.8516311</text:p>
          </table:table-cell>
          <table:table-cell office:value-type="string">
            <text:p>20611.62482036196</text:p>
          </table:table-cell>
          <table:table-cell office:value-type="string">
            <text:p>0.2808018</text:p>
          </table:table-cell>
          <table:table-cell office:value-type="string">
            <text:p>3561.2307328514275</text:p>
          </table:table-cell>
          <table:table-cell office:value-type="string">
            <text:p>1000.0</text:p>
          </table:table-cell>
          <table:table-cell office:value-type="string">
            <text:p>54.0</text:p>
          </table:table-cell>
          <table:table-cell office:value-type="string">
            <text:p>9.141186695109434</text:p>
          </table:table-cell>
          <table:table-cell office:value-type="string">
            <text:p>8.183632734530946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15.818501399999999</text:p>
          </table:table-cell>
          <table:table-cell office:value-type="string">
            <text:p>18965.134080273878</text:p>
          </table:table-cell>
          <table:table-cell office:value-type="string">
            <text:p>5.1168328</text:p>
          </table:table-cell>
          <table:table-cell office:value-type="string">
            <text:p>19543.3393875993</text:p>
          </table:table-cell>
          <table:table-cell office:value-type="string">
            <text:p>0.2028013</text:p>
          </table:table-cell>
          <table:table-cell office:value-type="string">
            <text:p>4930.934860871208</text:p>
          </table:table-cell>
          <table:table-cell office:value-type="string">
            <text:p>1000.0</text:p>
          </table:table-cell>
          <table:table-cell office:value-type="string">
            <text:p>54.1</text:p>
          </table:table-cell>
          <table:table-cell office:value-type="string">
            <text:p>3.4131560119523616</text:p>
          </table:table-cell>
          <table:table-cell office:value-type="string">
            <text:p>10.526315789473694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20.748133</text:p>
          </table:table-cell>
          <table:table-cell office:value-type="string">
            <text:p>19278.843065060362</text:p>
          </table:table-cell>
          <table:table-cell office:value-type="string">
            <text:p>4.9296316</text:p>
          </table:table-cell>
          <table:table-cell office:value-type="string">
            <text:p>20285.49151624231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55.60000000000001</text:p>
          </table:table-cell>
          <table:table-cell office:value-type="string">
            <text:p>11.440880804212556</text:p>
          </table:table-cell>
          <table:table-cell office:value-type="string">
            <text:p>7.6923076923077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25.724564899999997</text:p>
          </table:table-cell>
          <table:table-cell office:value-type="string">
            <text:p>19436.674709316467</text:p>
          </table:table-cell>
          <table:table-cell office:value-type="string">
            <text:p>4.9764319</text:p>
          </table:table-cell>
          <table:table-cell office:value-type="string">
            <text:p>20094.71886875414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55.400000000000006</text:p>
          </table:table-cell>
          <table:table-cell office:value-type="string">
            <text:p>7.10810450546522</text:p>
          </table:table-cell>
          <table:table-cell office:value-type="string">
            <text:p>13.060428849902545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30.810197499999997</text:p>
          </table:table-cell>
          <table:table-cell office:value-type="string">
            <text:p>19474.071855592618</text:p>
          </table:table-cell>
          <table:table-cell office:value-type="string">
            <text:p>5.0856326</text:p>
          </table:table-cell>
          <table:table-cell office:value-type="string">
            <text:p>19663.23717525328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54.1</text:p>
          </table:table-cell>
          <table:table-cell office:value-type="string">
            <text:p>6.338763916549672</text:p>
          </table:table-cell>
          <table:table-cell office:value-type="string">
            <text:p>8.747514910536786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36.3170328</text:p>
          </table:table-cell>
          <table:table-cell office:value-type="string">
            <text:p>19274.70242007216</text:p>
          </table:table-cell>
          <table:table-cell office:value-type="string">
            <text:p>5.5068353</text:p>
          </table:table-cell>
          <table:table-cell office:value-type="string">
            <text:p>18159.250195842975</text:p>
          </table:table-cell>
          <table:table-cell office:value-type="string">
            <text:p>0.3432022</text:p>
          </table:table-cell>
          <table:table-cell office:value-type="string">
            <text:p>2913.73423596935</text:p>
          </table:table-cell>
          <table:table-cell office:value-type="string">
            <text:p>1000.0</text:p>
          </table:table-cell>
          <table:table-cell office:value-type="string">
            <text:p>54.300000000000004</text:p>
          </table:table-cell>
          <table:table-cell office:value-type="string">
            <text:p>9.163188232955681</text:p>
          </table:table-cell>
          <table:table-cell office:value-type="string">
            <text:p>11.946050096339125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41.6054667</text:p>
          </table:table-cell>
          <table:table-cell office:value-type="string">
            <text:p>19228.242427094323</text:p>
          </table:table-cell>
          <table:table-cell office:value-type="string">
            <text:p>5.2884339</text:p>
          </table:table-cell>
          <table:table-cell office:value-type="string">
            <text:p>18909.18973195448</text:p>
          </table:table-cell>
          <table:table-cell office:value-type="string">
            <text:p>0.4056026</text:p>
          </table:table-cell>
          <table:table-cell office:value-type="string">
            <text:p>2465.467430435604</text:p>
          </table:table-cell>
          <table:table-cell office:value-type="string">
            <text:p>1000.0</text:p>
          </table:table-cell>
          <table:table-cell office:value-type="string">
            <text:p>54.6</text:p>
          </table:table-cell>
          <table:table-cell office:value-type="string">
            <text:p>-0.7277245296414514</text:p>
          </table:table-cell>
          <table:table-cell office:value-type="string">
            <text:p>8.097165991902841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46.956301</text:p>
          </table:table-cell>
          <table:table-cell office:value-type="string">
            <text:p>19166.75676817047</text:p>
          </table:table-cell>
          <table:table-cell office:value-type="string">
            <text:p>5.3508343</text:p>
          </table:table-cell>
          <table:table-cell office:value-type="string">
            <text:p>18688.67439980341</text:p>
          </table:table-cell>
          <table:table-cell office:value-type="string">
            <text:p>0.4368028</text:p>
          </table:table-cell>
          <table:table-cell office:value-type="string">
            <text:p>2289.3626139759176</text:p>
          </table:table-cell>
          <table:table-cell office:value-type="string">
            <text:p>1000.0</text:p>
          </table:table-cell>
          <table:table-cell office:value-type="string">
            <text:p>55.800000000000004</text:p>
          </table:table-cell>
          <table:table-cell office:value-type="string">
            <text:p>12.422874669604404</text:p>
          </table:table-cell>
          <table:table-cell office:value-type="string">
            <text:p>7.916666666666675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54.0699466</text:p>
          </table:table-cell>
          <table:table-cell office:value-type="string">
            <text:p>18494.56237487758</text:p>
          </table:table-cell>
          <table:table-cell office:value-type="string">
            <text:p>7.1136456</text:p>
          </table:table-cell>
          <table:table-cell office:value-type="string">
            <text:p>14057.489734939845</text:p>
          </table:table-cell>
          <table:table-cell office:value-type="string">
            <text:p>0.4056026</text:p>
          </table:table-cell>
          <table:table-cell office:value-type="string">
            <text:p>2465.467430435604</text:p>
          </table:table-cell>
          <table:table-cell office:value-type="string">
            <text:p>1000.0</text:p>
          </table:table-cell>
          <table:table-cell office:value-type="string">
            <text:p>57.599999999999994</text:p>
          </table:table-cell>
          <table:table-cell office:value-type="string">
            <text:p>11.521045053316913</text:p>
          </table:table-cell>
          <table:table-cell office:value-type="string">
            <text:p>17.50972762645914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------Classifier:meta.WEKAClassifier -l (weka.classifiers.lazy.IBk -K 32 -W 128 -A "org.stream_gpu.float_knn.float_search.LinearNNSearch_Float -A \"weka.core.EuclideanDistance -R first-last\"")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12.948083</text:p>
          </table:table-cell>
          <table:table-cell office:value-type="string">
            <text:p>7723.15098690671</text:p>
          </table:table-cell>
          <table:table-cell office:value-type="string">
            <text:p>12.948083</text:p>
          </table:table-cell>
          <table:table-cell office:value-type="string">
            <text:p>7723.15098690671</text:p>
          </table:table-cell>
          <table:table-cell office:value-type="string">
            <text:p>0.468003</text:p>
          </table:table-cell>
          <table:table-cell office:value-type="string">
            <text:p>2136.7384397108567</text:p>
          </table:table-cell>
          <table:table-cell office:value-type="string">
            <text:p>1000.0</text:p>
          </table:table-cell>
          <table:table-cell office:value-type="string">
            <text:p>53.300000000000004</text:p>
          </table:table-cell>
          <table:table-cell office:value-type="string">
            <text:p>3.400628826741687</text:p>
          </table:table-cell>
          <table:table-cell office:value-type="string">
            <text:p>5.465587044534418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25.8025654</text:p>
          </table:table-cell>
          <table:table-cell office:value-type="string">
            <text:p>7751.167254090169</text:p>
          </table:table-cell>
          <table:table-cell office:value-type="string">
            <text:p>12.8544824</text:p>
          </table:table-cell>
          <table:table-cell office:value-type="string">
            <text:p>7779.387523219138</text:p>
          </table:table-cell>
          <table:table-cell office:value-type="string">
            <text:p>0.3588023</text:p>
          </table:table-cell>
          <table:table-cell office:value-type="string">
            <text:p>2787.050138753291</text:p>
          </table:table-cell>
          <table:table-cell office:value-type="string">
            <text:p>1000.0</text:p>
          </table:table-cell>
          <table:table-cell office:value-type="string">
            <text:p>54.0</text:p>
          </table:table-cell>
          <table:table-cell office:value-type="string">
            <text:p>9.141186695109434</text:p>
          </table:table-cell>
          <table:table-cell office:value-type="string">
            <text:p>8.183632734530946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38.407446199999995</text:p>
          </table:table-cell>
          <table:table-cell office:value-type="string">
            <text:p>7810.985360437739</text:p>
          </table:table-cell>
          <table:table-cell office:value-type="string">
            <text:p>12.6048808</text:p>
          </table:table-cell>
          <table:table-cell office:value-type="string">
            <text:p>7933.434800906645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54.2</text:p>
          </table:table-cell>
          <table:table-cell office:value-type="string">
            <text:p>3.6406173733021365</text:p>
          </table:table-cell>
          <table:table-cell office:value-type="string">
            <text:p>10.721247563352836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50.9655267</text:p>
          </table:table-cell>
          <table:table-cell office:value-type="string">
            <text:p>7848.442386449427</text:p>
          </table:table-cell>
          <table:table-cell office:value-type="string">
            <text:p>12.5580805</text:p>
          </table:table-cell>
          <table:table-cell office:value-type="string">
            <text:p>7963.000396437974</text:p>
          </table:table-cell>
          <table:table-cell office:value-type="string">
            <text:p>0.3432022</text:p>
          </table:table-cell>
          <table:table-cell office:value-type="string">
            <text:p>2913.73423596935</text:p>
          </table:table-cell>
          <table:table-cell office:value-type="string">
            <text:p>1000.0</text:p>
          </table:table-cell>
          <table:table-cell office:value-type="string">
            <text:p>55.400000000000006</text:p>
          </table:table-cell>
          <table:table-cell office:value-type="string">
            <text:p>11.066090257948229</text:p>
          </table:table-cell>
          <table:table-cell office:value-type="string">
            <text:p>7.276507276507284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63.4768069</text:p>
          </table:table-cell>
          <table:table-cell office:value-type="string">
            <text:p>7876.8927489955395</text:p>
          </table:table-cell>
          <table:table-cell office:value-type="string">
            <text:p>12.5112802</text:p>
          </table:table-cell>
          <table:table-cell office:value-type="string">
            <text:p>7992.787180963304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55.50000000000001</text:p>
          </table:table-cell>
          <table:table-cell office:value-type="string">
            <text:p>7.3024813771726595</text:p>
          </table:table-cell>
          <table:table-cell office:value-type="string">
            <text:p>13.255360623781687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76.9240931</text:p>
          </table:table-cell>
          <table:table-cell office:value-type="string">
            <text:p>7799.896961021176</text:p>
          </table:table-cell>
          <table:table-cell office:value-type="string">
            <text:p>13.4472862</text:p>
          </table:table-cell>
          <table:table-cell office:value-type="string">
            <text:p>7436.444685768642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54.1</text:p>
          </table:table-cell>
          <table:table-cell office:value-type="string">
            <text:p>6.359400373746355</text:p>
          </table:table-cell>
          <table:table-cell office:value-type="string">
            <text:p>8.747514910536786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92.0561901</text:p>
          </table:table-cell>
          <table:table-cell office:value-type="string">
            <text:p>7604.051386871376</text:p>
          </table:table-cell>
          <table:table-cell office:value-type="string">
            <text:p>15.132097</text:p>
          </table:table-cell>
          <table:table-cell office:value-type="string">
            <text:p>6608.469401167597</text:p>
          </table:table-cell>
          <table:table-cell office:value-type="string">
            <text:p>0.4368028</text:p>
          </table:table-cell>
          <table:table-cell office:value-type="string">
            <text:p>2289.3626139759176</text:p>
          </table:table-cell>
          <table:table-cell office:value-type="string">
            <text:p>1000.0</text:p>
          </table:table-cell>
          <table:table-cell office:value-type="string">
            <text:p>54.2</text:p>
          </table:table-cell>
          <table:table-cell office:value-type="string">
            <text:p>8.975638064877721</text:p>
          </table:table-cell>
          <table:table-cell office:value-type="string">
            <text:p>11.753371868978816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105.1602741</text:p>
          </table:table-cell>
          <table:table-cell office:value-type="string">
            <text:p>7607.435477386228</text:p>
          </table:table-cell>
          <table:table-cell office:value-type="string">
            <text:p>13.104084</text:p>
          </table:table-cell>
          <table:table-cell office:value-type="string">
            <text:p>7631.208713253059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54.50000000000001</text:p>
          </table:table-cell>
          <table:table-cell office:value-type="string">
            <text:p>-0.9746830948407377</text:p>
          </table:table-cell>
          <table:table-cell office:value-type="string">
            <text:p>7.89473684210527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118.2331579</text:p>
          </table:table-cell>
          <table:table-cell office:value-type="string">
            <text:p>7612.07782981833</text:p>
          </table:table-cell>
          <table:table-cell office:value-type="string">
            <text:p>13.0728838</text:p>
          </table:table-cell>
          <table:table-cell office:value-type="string">
            <text:p>7649.421621876575</text:p>
          </table:table-cell>
          <table:table-cell office:value-type="string">
            <text:p>0.3900025</text:p>
          </table:table-cell>
          <table:table-cell office:value-type="string">
            <text:p>2564.086127653028</text:p>
          </table:table-cell>
          <table:table-cell office:value-type="string">
            <text:p>1000.0</text:p>
          </table:table-cell>
          <table:table-cell office:value-type="string">
            <text:p>55.800000000000004</text:p>
          </table:table-cell>
          <table:table-cell office:value-type="string">
            <text:p>12.422874669604404</text:p>
          </table:table-cell>
          <table:table-cell office:value-type="string">
            <text:p>7.916666666666675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131.2904416</text:p>
          </table:table-cell>
          <table:table-cell office:value-type="string">
            <text:p>7616.700711897064</text:p>
          </table:table-cell>
          <table:table-cell office:value-type="string">
            <text:p>13.0572837</text:p>
          </table:table-cell>
          <table:table-cell office:value-type="string">
            <text:p>7658.560715809522</text:p>
          </table:table-cell>
          <table:table-cell office:value-type="string">
            <text:p>0.3744024</text:p>
          </table:table-cell>
          <table:table-cell office:value-type="string">
            <text:p>2670.9230496385703</text:p>
          </table:table-cell>
          <table:table-cell office:value-type="string">
            <text:p>1000.0</text:p>
          </table:table-cell>
          <table:table-cell office:value-type="string">
            <text:p>56.99999999999999</text:p>
          </table:table-cell>
          <table:table-cell office:value-type="string">
            <text:p>10.23526710226915</text:p>
          </table:table-cell>
          <table:table-cell office:value-type="string">
            <text:p>16.34241245136186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Test : window=128 k =32</text:p>
          </table:table-cell>
          <table:table-cell table:number-columns-repeated="12"/>
        </table:table-row>
        <table:table-row table:style-name="ro1">
          <table:table-cell office:value-type="string">
            <text:p><text:tab/> : test_size=1000 train_size =1000000</text:p>
          </table:table-cell>
          <table:table-cell table:number-columns-repeated="12"/>
        </table:table-row>
        <table:table-row table:style-name="ro1">
          <table:table-cell office:value-type="string">
            <text:p>Stream: class moa.streams.generators.RandomTreeGenerator -o 128 -u 128</text:p>
          </table:table-cell>
          <table:table-cell table:number-columns-repeated="12"/>
        </table:table-row>
        <table:table-row table:style-name="ro1">
          <table:table-cell office:value-type="string">
            <text:p>------Classifier:org.stream_gpu.knn.KnnGpuClassifier</text:p>
          </table:table-cell>
          <table:table-cell table:number-columns-repeated="12"/>
        </table:table-row>
        <table:table-row table:style-name="ro1">
          <table:table-cell office:value-type="string">
            <text:p>Can not access instrumentation environment.</text:p>
          </table:table-cell>
          <table:table-cell table:number-columns-repeated="12"/>
        </table:table-row>
        <table:table-row table:style-name="ro1">
          <table:table-cell office:value-type="string">
            <text:p>Please check if jar file containing SizeOfAgent class is </text:p>
          </table:table-cell>
          <table:table-cell table:number-columns-repeated="12"/>
        </table:table-row>
        <table:table-row table:style-name="ro1">
          <table:table-cell office:value-type="string">
            <text:p>specified in the java's "-javaagent" command line argument.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16.4425054</text:p>
          </table:table-cell>
          <table:table-cell office:value-type="string">
            <text:p>6081.798215495796</text:p>
          </table:table-cell>
          <table:table-cell office:value-type="string">
            <text:p>16.4425054</text:p>
          </table:table-cell>
          <table:table-cell office:value-type="string">
            <text:p>6081.798215495796</text:p>
          </table:table-cell>
          <table:table-cell office:value-type="string">
            <text:p>0.7644049</text:p>
          </table:table-cell>
          <table:table-cell office:value-type="string">
            <text:p>1308.2072079862387</text:p>
          </table:table-cell>
          <table:table-cell office:value-type="string">
            <text:p>1000.0</text:p>
          </table:table-cell>
          <table:table-cell office:value-type="string">
            <text:p>55.50000000000001</text:p>
          </table:table-cell>
          <table:table-cell office:value-type="string">
            <text:p>9.190345199128243</text:p>
          </table:table-cell>
          <table:table-cell office:value-type="string">
            <text:p>5.319148936170218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32.6822095</text:p>
          </table:table-cell>
          <table:table-cell office:value-type="string">
            <text:p>6119.53729750126</text:p>
          </table:table-cell>
          <table:table-cell office:value-type="string">
            <text:p>16.2397041</text:p>
          </table:table-cell>
          <table:table-cell office:value-type="string">
            <text:p>6157.747664872785</text:p>
          </table:table-cell>
          <table:table-cell office:value-type="string">
            <text:p>0.6084039</text:p>
          </table:table-cell>
          <table:table-cell office:value-type="string">
            <text:p>1643.6449536237358</text:p>
          </table:table-cell>
          <table:table-cell office:value-type="string">
            <text:p>1000.0</text:p>
          </table:table-cell>
          <table:table-cell office:value-type="string">
            <text:p>55.50000000000001</text:p>
          </table:table-cell>
          <table:table-cell office:value-type="string">
            <text:p>8.204269223470009</text:p>
          </table:table-cell>
          <table:table-cell office:value-type="string">
            <text:p>6.315789473684216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49.452317</text:p>
          </table:table-cell>
          <table:table-cell office:value-type="string">
            <text:p>6066.449828832085</text:p>
          </table:table-cell>
          <table:table-cell office:value-type="string">
            <text:p>16.7701075</text:p>
          </table:table-cell>
          <table:table-cell office:value-type="string">
            <text:p>5962.990994541925</text:p>
          </table:table-cell>
          <table:table-cell office:value-type="string">
            <text:p>0.6396041</text:p>
          </table:table-cell>
          <table:table-cell office:value-type="string">
            <text:p>1563.4671510079438</text:p>
          </table:table-cell>
          <table:table-cell office:value-type="string">
            <text:p>1000.0</text:p>
          </table:table-cell>
          <table:table-cell office:value-type="string">
            <text:p>49.5</text:p>
          </table:table-cell>
          <table:table-cell office:value-type="string">
            <text:p>-2.717435521926621</text:p>
          </table:table-cell>
          <table:table-cell office:value-type="string">
            <text:p>-1.6096579476861181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66.0040231</text:p>
          </table:table-cell>
          <table:table-cell office:value-type="string">
            <text:p>6060.236652453387</text:p>
          </table:table-cell>
          <table:table-cell office:value-type="string">
            <text:p>16.5517061</text:p>
          </table:table-cell>
          <table:table-cell office:value-type="string">
            <text:p>6041.673250831828</text:p>
          </table:table-cell>
          <table:table-cell office:value-type="string">
            <text:p>0.312002</text:p>
          </table:table-cell>
          <table:table-cell office:value-type="string">
            <text:p>3205.107659566285</text:p>
          </table:table-cell>
          <table:table-cell office:value-type="string">
            <text:p>1000.0</text:p>
          </table:table-cell>
          <table:table-cell office:value-type="string">
            <text:p>53.2</text:p>
          </table:table-cell>
          <table:table-cell office:value-type="string">
            <text:p>3.4896333843380987</text:p>
          </table:table-cell>
          <table:table-cell office:value-type="string">
            <text:p>1.473684210526317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81.5261226</text:p>
          </table:table-cell>
          <table:table-cell office:value-type="string">
            <text:p>6133.003558297522</text:p>
          </table:table-cell>
          <table:table-cell office:value-type="string">
            <text:p>15.5220995</text:p>
          </table:table-cell>
          <table:table-cell office:value-type="string">
            <text:p>6442.4274564146435</text:p>
          </table:table-cell>
          <table:table-cell office:value-type="string">
            <text:p>0.5460035</text:p>
          </table:table-cell>
          <table:table-cell office:value-type="string">
            <text:p>1831.4900911807342</text:p>
          </table:table-cell>
          <table:table-cell office:value-type="string">
            <text:p>1000.0</text:p>
          </table:table-cell>
          <table:table-cell office:value-type="string">
            <text:p>53.800000000000004</text:p>
          </table:table-cell>
          <table:table-cell office:value-type="string">
            <text:p>5.801563449375473</text:p>
          </table:table-cell>
          <table:table-cell office:value-type="string">
            <text:p>7.7844311377245585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99.4350374</text:p>
          </table:table-cell>
          <table:table-cell office:value-type="string">
            <text:p>6034.090353748889</text:p>
          </table:table-cell>
          <table:table-cell office:value-type="string">
            <text:p>17.9089148</text:p>
          </table:table-cell>
          <table:table-cell office:value-type="string">
            <text:p>5583.811253599799</text:p>
          </table:table-cell>
          <table:table-cell office:value-type="string">
            <text:p>0.5148033</text:p>
          </table:table-cell>
          <table:table-cell office:value-type="string">
            <text:p>1942.4894906462334</text:p>
          </table:table-cell>
          <table:table-cell office:value-type="string">
            <text:p>1000.0</text:p>
          </table:table-cell>
          <table:table-cell office:value-type="string">
            <text:p>53.7</text:p>
          </table:table-cell>
          <table:table-cell office:value-type="string">
            <text:p>4.627325610137938</text:p>
          </table:table-cell>
          <table:table-cell office:value-type="string">
            <text:p>11.302681992337174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115.1911384</text:p>
          </table:table-cell>
          <table:table-cell office:value-type="string">
            <text:p>6076.856342622967</text:p>
          </table:table-cell>
          <table:table-cell office:value-type="string">
            <text:p>15.756101</text:p>
          </table:table-cell>
          <table:table-cell office:value-type="string">
            <text:p>6346.747840725317</text:p>
          </table:table-cell>
          <table:table-cell office:value-type="string">
            <text:p>0.4056026</text:p>
          </table:table-cell>
          <table:table-cell office:value-type="string">
            <text:p>2465.467430435604</text:p>
          </table:table-cell>
          <table:table-cell office:value-type="string">
            <text:p>1000.0</text:p>
          </table:table-cell>
          <table:table-cell office:value-type="string">
            <text:p>50.6</text:p>
          </table:table-cell>
          <table:table-cell office:value-type="string">
            <text:p>0.46543490963309914</text:p>
          </table:table-cell>
          <table:table-cell office:value-type="string">
            <text:p>1.200000000000001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130.9472394</text:p>
          </table:table-cell>
          <table:table-cell office:value-type="string">
            <text:p>6109.330778301234</text:p>
          </table:table-cell>
          <table:table-cell office:value-type="string">
            <text:p>15.756101</text:p>
          </table:table-cell>
          <table:table-cell office:value-type="string">
            <text:p>6346.747840725317</text:p>
          </table:table-cell>
          <table:table-cell office:value-type="string">
            <text:p>0.3588023</text:p>
          </table:table-cell>
          <table:table-cell office:value-type="string">
            <text:p>2787.050138753291</text:p>
          </table:table-cell>
          <table:table-cell office:value-type="string">
            <text:p>1000.0</text:p>
          </table:table-cell>
          <table:table-cell office:value-type="string">
            <text:p>51.7</text:p>
          </table:table-cell>
          <table:table-cell office:value-type="string">
            <text:p>-0.4709445516874218</text:p>
          </table:table-cell>
          <table:table-cell office:value-type="string">
            <text:p>4.545454545454549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146.7501407</text:p>
          </table:table-cell>
          <table:table-cell office:value-type="string">
            <text:p>6132.873165960787</text:p>
          </table:table-cell>
          <table:table-cell office:value-type="string">
            <text:p>15.8029013</text:p>
          </table:table-cell>
          <table:table-cell office:value-type="string">
            <text:p>6327.951943862359</text:p>
          </table:table-cell>
          <table:table-cell office:value-type="string">
            <text:p>0.5304034</text:p>
          </table:table-cell>
          <table:table-cell office:value-type="string">
            <text:p>1885.357446803697</text:p>
          </table:table-cell>
          <table:table-cell office:value-type="string">
            <text:p>1000.0</text:p>
          </table:table-cell>
          <table:table-cell office:value-type="string">
            <text:p>51.5</text:p>
          </table:table-cell>
          <table:table-cell office:value-type="string">
            <text:p>0.8106936297968701</text:p>
          </table:table-cell>
          <table:table-cell office:value-type="string">
            <text:p>-1.4644351464435161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163.3486471</text:p>
          </table:table-cell>
          <table:table-cell office:value-type="string">
            <text:p>6121.875006334228</text:p>
          </table:table-cell>
          <table:table-cell office:value-type="string">
            <text:p>16.5985064</text:p>
          </table:table-cell>
          <table:table-cell office:value-type="string">
            <text:p>6024.638457831362</text:p>
          </table:table-cell>
          <table:table-cell office:value-type="string">
            <text:p>0.6084039</text:p>
          </table:table-cell>
          <table:table-cell office:value-type="string">
            <text:p>1643.6449536237358</text:p>
          </table:table-cell>
          <table:table-cell office:value-type="string">
            <text:p>1000.0</text:p>
          </table:table-cell>
          <table:table-cell office:value-type="string">
            <text:p>54.400000000000006</text:p>
          </table:table-cell>
          <table:table-cell office:value-type="string">
            <text:p>2.300229680161798</text:p>
          </table:table-cell>
          <table:table-cell office:value-type="string">
            <text:p>8.249496981891355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  <table:table-row table:style-name="ro1">
          <table:table-cell office:value-type="string">
            <text:p>------Classifier:meta.WEKAClassifier -l (weka.classifiers.lazy.IBk -K 32 -W 128 -A "org.stream_gpu.float_knn.float_search.LinearNNSearch_Float -A \"weka.core.EuclideanDistance -R first-last\"")</text:p>
          </table:table-cell>
          <table:table-cell table:number-columns-repeated="12"/>
        </table:table-row>
        <table:table-row table:style-name="ro1">
          <table:table-cell office:value-type="string">
            <text:p>evaluation instances</text:p>
          </table:table-cell>
          <table:table-cell office:value-type="string">
            <text:p>total train time</text:p>
          </table:table-cell>
          <table:table-cell office:value-type="string">
            <text:p>total train speed</text:p>
          </table:table-cell>
          <table:table-cell office:value-type="string">
            <text:p>last train time</text:p>
          </table:table-cell>
          <table:table-cell office:value-type="string">
            <text:p>last train speed</text:p>
          </table:table-cell>
          <table:table-cell office:value-type="string">
            <text:p>test time</text:p>
          </table:table-cell>
          <table:table-cell office:value-type="string">
            <text:p>test speed</text:p>
          </table:table-cell>
          <table:table-cell office:value-type="string">
            <text:p>classified instances</text:p>
          </table:table-cell>
          <table:table-cell office:value-type="string">
            <text:p>classifications correct (percent)</text:p>
          </table:table-cell>
          <table:table-cell office:value-type="string">
            <text:p>Kappa Statistic (percent)</text:p>
          </table:table-cell>
          <table:table-cell office:value-type="string">
            <text:p>Kappa Temporal Statistic (percent)</text:p>
          </table:table-cell>
          <table:table-cell office:value-type="string">
            <text:p>model training instances</text:p>
          </table:table-cell>
          <table:table-cell office:value-type="string">
            <text:p>model serialized size (bytes)</text:p>
          </table:table-cell>
        </table:table-row>
        <table:table-row table:style-name="ro1">
          <table:table-cell office:value-type="string">
            <text:p>100000.0</text:p>
          </table:table-cell>
          <table:table-cell office:value-type="string">
            <text:p>34.476221</text:p>
          </table:table-cell>
          <table:table-cell office:value-type="string">
            <text:p>2900.5499181595337</text:p>
          </table:table-cell>
          <table:table-cell office:value-type="string">
            <text:p>34.476221</text:p>
          </table:table-cell>
          <table:table-cell office:value-type="string">
            <text:p>2900.5499181595337</text:p>
          </table:table-cell>
          <table:table-cell office:value-type="string">
            <text:p>0.8892057</text:p>
          </table:table-cell>
          <table:table-cell office:value-type="string">
            <text:p>1124.5991787951878</text:p>
          </table:table-cell>
          <table:table-cell office:value-type="string">
            <text:p>1000.0</text:p>
          </table:table-cell>
          <table:table-cell office:value-type="string">
            <text:p>55.900000000000006</text:p>
          </table:table-cell>
          <table:table-cell office:value-type="string">
            <text:p>9.972072969574237</text:p>
          </table:table-cell>
          <table:table-cell office:value-type="string">
            <text:p>6.170212765957453</text:p>
          </table:table-cell>
          <table:table-cell office:value-type="string">
            <text:p>1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0000.0</text:p>
          </table:table-cell>
          <table:table-cell office:value-type="string">
            <text:p>67.70443399999999</text:p>
          </table:table-cell>
          <table:table-cell office:value-type="string">
            <text:p>2954.016276097959</text:p>
          </table:table-cell>
          <table:table-cell office:value-type="string">
            <text:p>33.228213</text:p>
          </table:table-cell>
          <table:table-cell office:value-type="string">
            <text:p>3009.4907601561363</text:p>
          </table:table-cell>
          <table:table-cell office:value-type="string">
            <text:p>0.8268053</text:p>
          </table:table-cell>
          <table:table-cell office:value-type="string">
            <text:p>1209.4745885155792</text:p>
          </table:table-cell>
          <table:table-cell office:value-type="string">
            <text:p>1000.0</text:p>
          </table:table-cell>
          <table:table-cell office:value-type="string">
            <text:p>55.300000000000004</text:p>
          </table:table-cell>
          <table:table-cell office:value-type="string">
            <text:p>7.750600549781662</text:p>
          </table:table-cell>
          <table:table-cell office:value-type="string">
            <text:p>5.894736842105268</text:p>
          </table:table-cell>
          <table:table-cell office:value-type="string">
            <text:p>2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00000.0</text:p>
          </table:table-cell>
          <table:table-cell office:value-type="string">
            <text:p>100.6674453</text:p>
          </table:table-cell>
          <table:table-cell office:value-type="string">
            <text:p>2980.109399875672</text:p>
          </table:table-cell>
          <table:table-cell office:value-type="string">
            <text:p>32.9630113</text:p>
          </table:table-cell>
          <table:table-cell office:value-type="string">
            <text:p>3033.7034165322148</text:p>
          </table:table-cell>
          <table:table-cell office:value-type="string">
            <text:p>0.8736056</text:p>
          </table:table-cell>
          <table:table-cell office:value-type="string">
            <text:p>1144.6813069879588</text:p>
          </table:table-cell>
          <table:table-cell office:value-type="string">
            <text:p>1000.0</text:p>
          </table:table-cell>
          <table:table-cell office:value-type="string">
            <text:p>49.7</text:p>
          </table:table-cell>
          <table:table-cell office:value-type="string">
            <text:p>-2.3106337970873074</text:p>
          </table:table-cell>
          <table:table-cell office:value-type="string">
            <text:p>-1.2072434607645888</text:p>
          </table:table-cell>
          <table:table-cell office:value-type="string">
            <text:p>3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400000.0</text:p>
          </table:table-cell>
          <table:table-cell office:value-type="string">
            <text:p>133.9736588</text:p>
          </table:table-cell>
          <table:table-cell office:value-type="string">
            <text:p>2985.661536624392</text:p>
          </table:table-cell>
          <table:table-cell office:value-type="string">
            <text:p>33.3062135</text:p>
          </table:table-cell>
          <table:table-cell office:value-type="string">
            <text:p>3002.4427724274333</text:p>
          </table:table-cell>
          <table:table-cell office:value-type="string">
            <text:p>0.8112052</text:p>
          </table:table-cell>
          <table:table-cell office:value-type="string">
            <text:p>1232.733715217802</text:p>
          </table:table-cell>
          <table:table-cell office:value-type="string">
            <text:p>1000.0</text:p>
          </table:table-cell>
          <table:table-cell office:value-type="string">
            <text:p>52.900000000000006</text:p>
          </table:table-cell>
          <table:table-cell office:value-type="string">
            <text:p>2.862563933344333</text:p>
          </table:table-cell>
          <table:table-cell office:value-type="string">
            <text:p>0.8421052631578956</text:p>
          </table:table-cell>
          <table:table-cell office:value-type="string">
            <text:p>4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500000.0</text:p>
          </table:table-cell>
          <table:table-cell office:value-type="string">
            <text:p>166.95227020000002</text:p>
          </table:table-cell>
          <table:table-cell office:value-type="string">
            <text:p>2994.867930822542</text:p>
          </table:table-cell>
          <table:table-cell office:value-type="string">
            <text:p>32.9786114</text:p>
          </table:table-cell>
          <table:table-cell office:value-type="string">
            <text:p>3032.2683628820105</text:p>
          </table:table-cell>
          <table:table-cell office:value-type="string">
            <text:p>0.8268053</text:p>
          </table:table-cell>
          <table:table-cell office:value-type="string">
            <text:p>1209.4745885155792</text:p>
          </table:table-cell>
          <table:table-cell office:value-type="string">
            <text:p>1000.0</text:p>
          </table:table-cell>
          <table:table-cell office:value-type="string">
            <text:p>53.7</text:p>
          </table:table-cell>
          <table:table-cell office:value-type="string">
            <text:p>5.526399555994482</text:p>
          </table:table-cell>
          <table:table-cell office:value-type="string">
            <text:p>7.584830339321363</text:p>
          </table:table-cell>
          <table:table-cell office:value-type="string">
            <text:p>5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600000.0</text:p>
          </table:table-cell>
          <table:table-cell office:value-type="string">
            <text:p>199.2288771</text:p>
          </table:table-cell>
          <table:table-cell office:value-type="string">
            <text:p>3011.6116134050126</text:p>
          </table:table-cell>
          <table:table-cell office:value-type="string">
            <text:p>32.2766069</text:p>
          </table:table-cell>
          <table:table-cell office:value-type="string">
            <text:p>3098.2191005957325</text:p>
          </table:table-cell>
          <table:table-cell office:value-type="string">
            <text:p>0.7644049</text:p>
          </table:table-cell>
          <table:table-cell office:value-type="string">
            <text:p>1308.2072079862387</text:p>
          </table:table-cell>
          <table:table-cell office:value-type="string">
            <text:p>1000.0</text:p>
          </table:table-cell>
          <table:table-cell office:value-type="string">
            <text:p>53.6</text:p>
          </table:table-cell>
          <table:table-cell office:value-type="string">
            <text:p>4.430392782846909</text:p>
          </table:table-cell>
          <table:table-cell office:value-type="string">
            <text:p>11.11111111111112</text:p>
          </table:table-cell>
          <table:table-cell office:value-type="string">
            <text:p>6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700000.0</text:p>
          </table:table-cell>
          <table:table-cell office:value-type="string">
            <text:p>230.1326752</text:p>
          </table:table-cell>
          <table:table-cell office:value-type="string">
            <text:p>3041.7236465515175</text:p>
          </table:table-cell>
          <table:table-cell office:value-type="string">
            <text:p>30.9037981</text:p>
          </table:table-cell>
          <table:table-cell office:value-type="string">
            <text:p>3235.848217633806</text:p>
          </table:table-cell>
          <table:table-cell office:value-type="string">
            <text:p>0.780005</text:p>
          </table:table-cell>
          <table:table-cell office:value-type="string">
            <text:p>1282.043063826514</text:p>
          </table:table-cell>
          <table:table-cell office:value-type="string">
            <text:p>1000.0</text:p>
          </table:table-cell>
          <table:table-cell office:value-type="string">
            <text:p>50.4</text:p>
          </table:table-cell>
          <table:table-cell office:value-type="string">
            <text:p>0.09547327755330078</text:p>
          </table:table-cell>
          <table:table-cell office:value-type="string">
            <text:p>0.8000000000000007</text:p>
          </table:table-cell>
          <table:table-cell office:value-type="string">
            <text:p>7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800000.0</text:p>
          </table:table-cell>
          <table:table-cell office:value-type="string">
            <text:p>261.1144738</text:p>
          </table:table-cell>
          <table:table-cell office:value-type="string">
            <text:p>3063.790330568799</text:p>
          </table:table-cell>
          <table:table-cell office:value-type="string">
            <text:p>30.9817986</text:p>
          </table:table-cell>
          <table:table-cell office:value-type="string">
            <text:p>3227.701570560206</text:p>
          </table:table-cell>
          <table:table-cell office:value-type="string">
            <text:p>0.7956051</text:p>
          </table:table-cell>
          <table:table-cell office:value-type="string">
            <text:p>1256.904964535798</text:p>
          </table:table-cell>
          <table:table-cell office:value-type="string">
            <text:p>1000.0</text:p>
          </table:table-cell>
          <table:table-cell office:value-type="string">
            <text:p>51.4</text:p>
          </table:table-cell>
          <table:table-cell office:value-type="string">
            <text:p>-1.113076042858622</text:p>
          </table:table-cell>
          <table:table-cell office:value-type="string">
            <text:p>3.9525691699604777</text:p>
          </table:table-cell>
          <table:table-cell office:value-type="string">
            <text:p>8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900000.0</text:p>
          </table:table-cell>
          <table:table-cell office:value-type="string">
            <text:p>292.2054731</text:p>
          </table:table-cell>
          <table:table-cell office:value-type="string">
            <text:p>3080.024444620849</text:p>
          </table:table-cell>
          <table:table-cell office:value-type="string">
            <text:p>31.0909993</text:p>
          </table:table-cell>
          <table:table-cell office:value-type="string">
            <text:p>3216.3649368452434</text:p>
          </table:table-cell>
          <table:table-cell office:value-type="string">
            <text:p>0.8112052</text:p>
          </table:table-cell>
          <table:table-cell office:value-type="string">
            <text:p>1232.733715217802</text:p>
          </table:table-cell>
          <table:table-cell office:value-type="string">
            <text:p>1000.0</text:p>
          </table:table-cell>
          <table:table-cell office:value-type="string">
            <text:p>51.300000000000004</text:p>
          </table:table-cell>
          <table:table-cell office:value-type="string">
            <text:p>0.4016655622908774</text:p>
          </table:table-cell>
          <table:table-cell office:value-type="string">
            <text:p>-1.8828451882845205</text:p>
          </table:table-cell>
          <table:table-cell office:value-type="string">
            <text:p>9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00000.0</text:p>
          </table:table-cell>
          <table:table-cell office:value-type="string">
            <text:p>323.1248713</text:p>
          </table:table-cell>
          <table:table-cell office:value-type="string">
            <text:p>3094.778795506479</text:p>
          </table:table-cell>
          <table:table-cell office:value-type="string">
            <text:p>30.9193982</text:p>
          </table:table-cell>
          <table:table-cell office:value-type="string">
            <text:p>3234.2155999659785</text:p>
          </table:table-cell>
          <table:table-cell office:value-type="string">
            <text:p>0.7644049</text:p>
          </table:table-cell>
          <table:table-cell office:value-type="string">
            <text:p>1308.2072079862387</text:p>
          </table:table-cell>
          <table:table-cell office:value-type="string">
            <text:p>1000.0</text:p>
          </table:table-cell>
          <table:table-cell office:value-type="string">
            <text:p>54.300000000000004</text:p>
          </table:table-cell>
          <table:table-cell office:value-type="string">
            <text:p>2.0683507195940436</text:p>
          </table:table-cell>
          <table:table-cell office:value-type="string">
            <text:p>8.04828973843059</text:p>
          </table:table-cell>
          <table:table-cell office:value-type="string">
            <text:p>1000000.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---------------------------------------------------------------------------</text:p>
          </table:table-cell>
          <table:table-cell table:number-columns-repeated="12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16.04.2014</text:date>, <text:time>08:19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07:51:31.19</meta:creation-date>
    <dc:date>2014-04-16T08:17:34.65</dc:date>
    <meta:editing-duration>PT10M52S</meta:editing-duration>
    <meta:editing-cycles>2</meta:editing-cycles>
    <meta:generator>OpenOffice_Beta/4.1.0$Win32 OpenOffice.org_project/410m14$Build-9760</meta:generator>
    <meta:document-statistic meta:table-count="3" meta:cell-count="2428" meta:object-count="0"/>
  </office:meta>
</office:document-meta>
</file>